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306270" table:style-name="ce5">
            <text:p>9.306.270</text:p>
          </table:table-cell>
          <table:table-cell office:value-type="float" office:value="2019600" table:style-name="ce5">
            <text:p>2.019.6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3657120" table:style-name="ce6">
            <text:p>13.657.120</text:p>
          </table:table-cell>
          <table:table-cell office:value-type="float" office:value="12341490" table:style-name="ce6">
            <text:p>12.341.490</text:p>
          </table:table-cell>
          <table:table-cell office:value-type="percentage" office:value="0.90366709818761204" table:style-name="ce7">
            <text:p>90,4%</text:p>
          </table:table-cell>
          <table:table-cell office:value-type="float" office:value="6674320" table:style-name="ce5">
            <text:p>6.674.320</text:p>
          </table:table-cell>
          <table:table-cell office:value-type="float" office:value="6334932" table:style-name="ce5">
            <text:p>6.334.932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08445" table:style-name="ce5">
            <text:p>1.508.4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13445" table:style-name="ce6">
            <text:p>2.113.445</text:p>
          </table:table-cell>
          <table:table-cell office:value-type="float" office:value="1923963" table:style-name="ce6">
            <text:p>1.923.963</text:p>
          </table:table-cell>
          <table:table-cell office:value-type="percentage" office:value="0.91034448495229348" table:style-name="ce7">
            <text:p>91,0%</text:p>
          </table:table-cell>
          <table:table-cell office:value-type="float" office:value="1047129" table:style-name="ce5">
            <text:p>1.047.129</text:p>
          </table:table-cell>
          <table:table-cell office:value-type="float" office:value="997793" table:style-name="ce5">
            <text:p>997.793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00155" table:style-name="ce5">
            <text:p>1.200.155</text:p>
          </table:table-cell>
          <table:table-cell office:value-type="float" office:value="162000" table:style-name="ce5">
            <text:p>162.0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647755" table:style-name="ce6">
            <text:p>1.647.755</text:p>
          </table:table-cell>
          <table:table-cell office:value-type="float" office:value="1618869" table:style-name="ce6">
            <text:p>1.618.869</text:p>
          </table:table-cell>
          <table:table-cell office:value-type="percentage" office:value="0.98246948120321287" table:style-name="ce7">
            <text:p>98,2%</text:p>
          </table:table-cell>
          <table:table-cell office:value-type="float" office:value="863653" table:style-name="ce5">
            <text:p>863.653</text:p>
          </table:table-cell>
          <table:table-cell office:value-type="float" office:value="826293" table:style-name="ce5">
            <text:p>826.293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896050" table:style-name="ce6">
            <text:p>1.896.050</text:p>
          </table:table-cell>
          <table:table-cell office:value-type="float" office:value="1542010" table:style-name="ce6">
            <text:p>1.542.010</text:p>
          </table:table-cell>
          <table:table-cell office:value-type="percentage" office:value="0.81327496637746899" table:style-name="ce7">
            <text:p>81,3%</text:p>
          </table:table-cell>
          <table:table-cell office:value-type="float" office:value="833490" table:style-name="ce5">
            <text:p>833.490</text:p>
          </table:table-cell>
          <table:table-cell office:value-type="float" office:value="796871" table:style-name="ce5">
            <text:p>796.871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24760" table:style-name="ce5">
            <text:p>2.324.760</text:p>
          </table:table-cell>
          <table:table-cell office:value-type="float" office:value="574700" table:style-name="ce5">
            <text:p>574.7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536810" table:style-name="ce6">
            <text:p>3.536.810</text:p>
          </table:table-cell>
          <table:table-cell office:value-type="float" office:value="3055262" table:style-name="ce6">
            <text:p>3.055.262</text:p>
          </table:table-cell>
          <table:table-cell office:value-type="percentage" office:value="0.8638467997998196" table:style-name="ce7">
            <text:p>86,4%</text:p>
          </table:table-cell>
          <table:table-cell office:value-type="float" office:value="1644695" table:style-name="ce5">
            <text:p>1.644.695</text:p>
          </table:table-cell>
          <table:table-cell office:value-type="float" office:value="1572905" table:style-name="ce5">
            <text:p>1.572.905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66465" table:style-name="ce5">
            <text:p>666.46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31515" table:style-name="ce6">
            <text:p>931.515</text:p>
          </table:table-cell>
          <table:table-cell office:value-type="float" office:value="856808" table:style-name="ce6">
            <text:p>856.808</text:p>
          </table:table-cell>
          <table:table-cell office:value-type="percentage" office:value="0.91980053998056932" table:style-name="ce7">
            <text:p>92,0%</text:p>
          </table:table-cell>
          <table:table-cell office:value-type="float" office:value="467883" table:style-name="ce5">
            <text:p>467.883</text:p>
          </table:table-cell>
          <table:table-cell office:value-type="float" office:value="428020" table:style-name="ce5">
            <text:p>428.020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17075" table:style-name="ce5">
            <text:p>2.817.07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12850" table:style-name="ce5">
            <text:p>112.850</text:p>
          </table:table-cell>
          <table:table-cell office:value-type="float" office:value="3823525" table:style-name="ce6">
            <text:p>3.823.525</text:p>
          </table:table-cell>
          <table:table-cell office:value-type="float" office:value="3609168" table:style-name="ce6">
            <text:p>3.609.168</text:p>
          </table:table-cell>
          <table:table-cell office:value-type="percentage" office:value="0.94393733531230994" table:style-name="ce7">
            <text:p>94,4%</text:p>
          </table:table-cell>
          <table:table-cell office:value-type="float" office:value="1959707" table:style-name="ce5">
            <text:p>1.959.707</text:p>
          </table:table-cell>
          <table:table-cell office:value-type="float" office:value="1842296" table:style-name="ce5">
            <text:p>1.842.296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80195" table:style-name="ce5">
            <text:p>2.280.19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240070" table:style-name="ce6">
            <text:p>3.240.070</text:p>
          </table:table-cell>
          <table:table-cell office:value-type="float" office:value="2909587" table:style-name="ce6">
            <text:p>2.909.587</text:p>
          </table:table-cell>
          <table:table-cell office:value-type="percentage" office:value="0.89800127775017202" table:style-name="ce7">
            <text:p>89,8%</text:p>
          </table:table-cell>
          <table:table-cell office:value-type="float" office:value="1588091" table:style-name="ce5">
            <text:p>1.588.091</text:p>
          </table:table-cell>
          <table:table-cell office:value-type="float" office:value="1482325" table:style-name="ce5">
            <text:p>1.482.325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650862" table:style-name="ce6">
            <text:p>10.650.862</text:p>
          </table:table-cell>
          <table:table-cell office:value-type="percentage" office:value="0.89779093869300652" table:style-name="ce7">
            <text:p>89,8%</text:p>
          </table:table-cell>
          <table:table-cell office:value-type="float" office:value="5776550" table:style-name="ce5">
            <text:p>5.776.550</text:p>
          </table:table-cell>
          <table:table-cell office:value-type="float" office:value="5505287" table:style-name="ce5">
            <text:p>5.505.287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19150" table:style-name="ce5">
            <text:p>5.719.150</text:p>
          </table:table-cell>
          <table:table-cell office:value-type="float" office:value="1213700" table:style-name="ce5">
            <text:p>1.213.700</text:p>
          </table:table-cell>
          <table:table-cell office:value-type="float" office:value="863900" table:style-name="ce5">
            <text:p>863.900</text:p>
          </table:table-cell>
          <table:table-cell office:value-type="float" office:value="307250" table:style-name="ce5">
            <text:p>307.250</text:p>
          </table:table-cell>
          <table:table-cell office:value-type="float" office:value="8104000" table:style-name="ce6">
            <text:p>8.104.000</text:p>
          </table:table-cell>
          <table:table-cell office:value-type="float" office:value="7351728" table:style-name="ce6">
            <text:p>7.351.728</text:p>
          </table:table-cell>
          <table:table-cell office:value-type="percentage" office:value="0.90717275419545906" table:style-name="ce7">
            <text:p>90,7%</text:p>
          </table:table-cell>
          <table:table-cell office:value-type="float" office:value="4010509" table:style-name="ce5">
            <text:p>4.010.509</text:p>
          </table:table-cell>
          <table:table-cell office:value-type="float" office:value="3786786" table:style-name="ce5">
            <text:p>3.786.786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10445" table:style-name="ce5">
            <text:p>1.210.44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66395" table:style-name="ce6">
            <text:p>1.666.395</text:p>
          </table:table-cell>
          <table:table-cell office:value-type="float" office:value="1638336" table:style-name="ce6">
            <text:p>1.638.336</text:p>
          </table:table-cell>
          <table:table-cell office:value-type="percentage" office:value="0.98316185538242729" table:style-name="ce7">
            <text:p>98,3%</text:p>
          </table:table-cell>
          <table:table-cell office:value-type="float" office:value="885410" table:style-name="ce5">
            <text:p>885.410</text:p>
          </table:table-cell>
          <table:table-cell office:value-type="float" office:value="836850" table:style-name="ce5">
            <text:p>836.850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02379" table:style-name="ce5">
            <text:p>3.102.37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05879" table:style-name="ce6">
            <text:p>4.305.879</text:p>
          </table:table-cell>
          <table:table-cell office:value-type="float" office:value="4196907" table:style-name="ce6">
            <text:p>4.196.907</text:p>
          </table:table-cell>
          <table:table-cell office:value-type="percentage" office:value="0.97469227537513248" table:style-name="ce7">
            <text:p>97,5%</text:p>
          </table:table-cell>
          <table:table-cell office:value-type="float" office:value="2273521" table:style-name="ce5">
            <text:p>2.273.521</text:p>
          </table:table-cell>
          <table:table-cell office:value-type="float" office:value="2126193" table:style-name="ce5">
            <text:p>2.126.193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69785" table:style-name="ce5">
            <text:p>369.78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05885" table:style-name="ce6">
            <text:p>505.885</text:p>
          </table:table-cell>
          <table:table-cell office:value-type="float" office:value="459737" table:style-name="ce6">
            <text:p>459.737</text:p>
          </table:table-cell>
          <table:table-cell office:value-type="percentage" office:value="0.90877768662838387" table:style-name="ce7">
            <text:p>90,9%</text:p>
          </table:table-cell>
          <table:table-cell office:value-type="float" office:value="253465" table:style-name="ce5">
            <text:p>253.465</text:p>
          </table:table-cell>
          <table:table-cell office:value-type="float" office:value="239466" table:style-name="ce5">
            <text:p>239.466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02579" table:style-name="ce5">
            <text:p>7.602.5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81450" table:style-name="ce5">
            <text:p>381.450</text:p>
          </table:table-cell>
          <table:table-cell office:value-type="float" office:value="10850729" table:style-name="ce6">
            <text:p>10.850.729</text:p>
          </table:table-cell>
          <table:table-cell office:value-type="float" office:value="9356343" table:style-name="ce6">
            <text:p>9.356.343</text:p>
          </table:table-cell>
          <table:table-cell office:value-type="percentage" office:value="0.86227782483554793" table:style-name="ce7">
            <text:p>86,2%</text:p>
          </table:table-cell>
          <table:table-cell office:value-type="float" office:value="5190132" table:style-name="ce5">
            <text:p>5.190.132</text:p>
          </table:table-cell>
          <table:table-cell office:value-type="float" office:value="4838632" table:style-name="ce5">
            <text:p>4.838.632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44043" table:style-name="ce6">
            <text:p>2.144.043</text:p>
          </table:table-cell>
          <table:table-cell office:value-type="percentage" office:value="0.89065516260154154" table:style-name="ce7">
            <text:p>89,1%</text:p>
          </table:table-cell>
          <table:table-cell office:value-type="float" office:value="1161977" table:style-name="ce5">
            <text:p>1.161.977</text:p>
          </table:table-cell>
          <table:table-cell office:value-type="float" office:value="1102007" table:style-name="ce5">
            <text:p>1.102.007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32750" table:style-name="ce5">
            <text:p>32.750</text:p>
          </table:table-cell>
          <table:table-cell office:value-type="float" office:value="1055175" table:style-name="ce6">
            <text:p>1.055.175</text:p>
          </table:table-cell>
          <table:table-cell office:value-type="float" office:value="946039" table:style-name="ce6">
            <text:p>946.039</text:p>
          </table:table-cell>
          <table:table-cell office:value-type="percentage" office:value="0.89657071101949914" table:style-name="ce7">
            <text:p>89,7%</text:p>
          </table:table-cell>
          <table:table-cell office:value-type="float" office:value="514394" table:style-name="ce5">
            <text:p>514.394</text:p>
          </table:table-cell>
          <table:table-cell office:value-type="float" office:value="493408" table:style-name="ce5">
            <text:p>493.408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84900" table:style-name="ce5">
            <text:p>2.484.90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566050" table:style-name="ce6">
            <text:p>3.566.050</text:p>
          </table:table-cell>
          <table:table-cell office:value-type="float" office:value="3223182" table:style-name="ce6">
            <text:p>3.223.182</text:p>
          </table:table-cell>
          <table:table-cell office:value-type="percentage" office:value="0.90385216135500068" table:style-name="ce7">
            <text:p>90,4%</text:p>
          </table:table-cell>
          <table:table-cell office:value-type="float" office:value="1772377" table:style-name="ce5">
            <text:p>1.772.377</text:p>
          </table:table-cell>
          <table:table-cell office:value-type="float" office:value="1664223" table:style-name="ce5">
            <text:p>1.664.223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06731" table:style-name="ce6">
            <text:p>106.731</text:p>
          </table:table-cell>
          <table:table-cell office:value-type="percentage" office:value="0.76111388433288174" table:style-name="ce7">
            <text:p>76,1%</text:p>
          </table:table-cell>
          <table:table-cell office:value-type="float" office:value="58932" table:style-name="ce5">
            <text:p>58.932</text:p>
          </table:table-cell>
          <table:table-cell office:value-type="float" office:value="54662" table:style-name="ce5">
            <text:p>54.662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97507" table:style-name="ce6">
            <text:p>97.507</text:p>
          </table:table-cell>
          <table:table-cell office:value-type="percentage" office:value="0.69104890148830611" table:style-name="ce7">
            <text:p>69,1%</text:p>
          </table:table-cell>
          <table:table-cell office:value-type="float" office:value="54798" table:style-name="ce5">
            <text:p>54.798</text:p>
          </table:table-cell>
          <table:table-cell office:value-type="float" office:value="51574" table:style-name="ce5">
            <text:p>51.574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1984" table:style-name="ce6">
            <text:p>171.984</text:p>
          </table:table-cell>
          <table:table-cell office:value-type="percentage" office:value="0.81033556667514772" table:style-name="ce7">
            <text:p>81,0%</text:p>
          </table:table-cell>
          <table:table-cell office:value-type="float" office:value="91951" table:style-name="ce5">
            <text:p>91.951</text:p>
          </table:table-cell>
          <table:table-cell office:value-type="float" office:value="86317" table:style-name="ce5">
            <text:p>86.317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630" table:style-name="ce5">
            <text:p>4.630</text:p>
          </table:table-cell>
          <table:table-cell office:value-type="float" office:value="0" table:style-name="ce5">
            <text:p>0</text:p>
          </table:table-cell>
          <table:table-cell office:value-type="float" office:value="2785" table:style-name="ce5">
            <text:p>2.785</text:p>
          </table:table-cell>
          <table:table-cell office:value-type="float" office:value="7415" table:style-name="ce6">
            <text:p>7.415</text:p>
          </table:table-cell>
          <table:table-cell office:value-type="float" office:value="5138" table:style-name="ce6">
            <text:p>5.138</text:p>
          </table:table-cell>
          <table:table-cell office:value-type="percentage" office:value="0.69291975724881993" table:style-name="ce7">
            <text:p>69,3%</text:p>
          </table:table-cell>
          <table:table-cell office:value-type="float" office:value="3760" table:style-name="ce5">
            <text:p>3.760</text:p>
          </table:table-cell>
          <table:table-cell office:value-type="float" office:value="3471" table:style-name="ce5">
            <text:p>3.471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2895871" table:style-name="ce11">
            <text:p>52.895.871</text:p>
          </table:table-cell>
          <table:table-cell office:value-type="float" office:value="10752730" table:style-name="ce12">
            <text:p>10.752.730</text:p>
          </table:table-cell>
          <table:table-cell office:value-type="float" office:value="9467700" table:style-name="ce13">
            <text:p>9.467.700</text:p>
          </table:table-cell>
          <table:table-cell office:value-type="float" office:value="2555760" table:style-name="ce14">
            <text:p>2.555.760</text:p>
          </table:table-cell>
          <table:table-cell office:value-type="float" office:value="75672061" table:style-name="ce15">
            <text:p>75.672.061</text:p>
          </table:table-cell>
          <table:table-cell office:value-type="float" office:value="68205694" table:style-name="ce15">
            <text:p>68.205.694</text:p>
          </table:table-cell>
          <table:table-cell office:value-type="percentage" office:value="0.90133258032974684" table:style-name="ce16">
            <text:p>90,1%</text:p>
          </table:table-cell>
          <table:table-cell office:value-type="float" office:value="37126744" table:style-name="ce15">
            <text:p>37.126.744</text:p>
          </table:table-cell>
          <table:table-cell office:value-type="float" office:value="35070311" table:style-name="ce15">
            <text:p>35.070.311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42338" table:style-name="ce23">
            <text:p>4.442.338</text:p>
          </table:table-cell>
          <table:table-cell office:value-type="percentage" office:value="0.95943115806105983" table:style-name="ce24">
            <text:p>95,9%</text:p>
          </table:table-cell>
          <table:table-cell office:value-type="float" office:value="4370247" table:style-name="ce23">
            <text:p>4.370.247</text:p>
          </table:table-cell>
          <table:table-cell office:value-type="percentage" office:value="0.94386134963680668" table:style-name="ce24">
            <text:p>94,4%</text:p>
          </table:table-cell>
          <table:table-cell office:value-type="date" office:date-value="2021-09-09T00:00:00" table:style-name="ce25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43571" table:style-name="ce5">
            <text:p>743.571</text:p>
          </table:table-cell>
          <table:table-cell office:value-type="percentage" office:value="0.94441142177819437" table:style-name="ce26">
            <text:p>94,4%</text:p>
          </table:table-cell>
          <table:table-cell office:value-type="float" office:value="731758" table:style-name="ce5">
            <text:p>731.758</text:p>
          </table:table-cell>
          <table:table-cell office:value-type="percentage" office:value="0.92940770037772846" table:style-name="ce26">
            <text:p>92,9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52567" table:style-name="ce5">
            <text:p>652.567</text:p>
          </table:table-cell>
          <table:table-cell office:value-type="percentage" office:value="0.96481485588402716" table:style-name="ce26">
            <text:p>96,5%</text:p>
          </table:table-cell>
          <table:table-cell office:value-type="float" office:value="645799" table:style-name="ce5">
            <text:p>645.799</text:p>
          </table:table-cell>
          <table:table-cell office:value-type="percentage" office:value="0.95480842444538083" table:style-name="ce26">
            <text:p>95,5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51968" table:style-name="ce5">
            <text:p>551.968</text:p>
          </table:table-cell>
          <table:table-cell office:value-type="percentage" office:value="0.89133769769627524" table:style-name="ce26">
            <text:p>89,1%</text:p>
          </table:table-cell>
          <table:table-cell office:value-type="float" office:value="539638" table:style-name="ce5">
            <text:p>539.638</text:p>
          </table:table-cell>
          <table:table-cell office:value-type="percentage" office:value="0.87142677204008667" table:style-name="ce26">
            <text:p>87,1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99899" table:style-name="ce5">
            <text:p>1.099.899</text:p>
          </table:table-cell>
          <table:table-cell office:value-type="percentage" office:value="0.90281828292819066" table:style-name="ce26">
            <text:p>90,3%</text:p>
          </table:table-cell>
          <table:table-cell office:value-type="float" office:value="1079208" table:style-name="ce5">
            <text:p>1.079.208</text:p>
          </table:table-cell>
          <table:table-cell office:value-type="percentage" office:value="0.88583471162567362" table:style-name="ce26">
            <text:p>88,6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4301" table:style-name="ce5">
            <text:p>344.301</text:p>
          </table:table-cell>
          <table:table-cell office:value-type="percentage" office:value="0.95855907524235351" table:style-name="ce26">
            <text:p>95,9%</text:p>
          </table:table-cell>
          <table:table-cell office:value-type="float" office:value="339117" table:style-name="ce5">
            <text:p>339.117</text:p>
          </table:table-cell>
          <table:table-cell office:value-type="percentage" office:value="0.94412644145373148" table:style-name="ce26">
            <text:p>94,4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63299" table:style-name="ce5">
            <text:p>1.463.299</text:p>
          </table:table-cell>
          <table:table-cell office:value-type="percentage" office:value="0.95507994794148243" table:style-name="ce26">
            <text:p>95,5%</text:p>
          </table:table-cell>
          <table:table-cell office:value-type="float" office:value="1437535" table:style-name="ce5">
            <text:p>1.437.535</text:p>
          </table:table-cell>
          <table:table-cell office:value-type="percentage" office:value="0.93826405469016172" table:style-name="ce26">
            <text:p>93,8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84667" table:style-name="ce5">
            <text:p>1.084.667</text:p>
          </table:table-cell>
          <table:table-cell office:value-type="percentage" office:value="0.94251500232008079" table:style-name="ce26">
            <text:p>94,3%</text:p>
          </table:table-cell>
          <table:table-cell office:value-type="float" office:value="1051378" table:style-name="ce5">
            <text:p>1.051.378</text:p>
          </table:table-cell>
          <table:table-cell office:value-type="percentage" office:value="0.91358872180059125" table:style-name="ce26">
            <text:p>91,4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91395" table:style-name="ce5">
            <text:p>3.991.395</text:p>
          </table:table-cell>
          <table:table-cell office:value-type="percentage" office:value="0.92209687781773675" table:style-name="ce26">
            <text:p>92,2%</text:p>
          </table:table-cell>
          <table:table-cell office:value-type="float" office:value="3921875" table:style-name="ce5">
            <text:p>3.921.875</text:p>
          </table:table-cell>
          <table:table-cell office:value-type="percentage" office:value="0.90603628372822942" table:style-name="ce26">
            <text:p>90,6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56610" table:style-name="ce5">
            <text:p>2.756.610</text:p>
          </table:table-cell>
          <table:table-cell office:value-type="percentage" office:value="0.95086895917031933" table:style-name="ce26">
            <text:p>95,1%</text:p>
          </table:table-cell>
          <table:table-cell office:value-type="float" office:value="2709042" table:style-name="ce5">
            <text:p>2.709.042</text:p>
          </table:table-cell>
          <table:table-cell office:value-type="percentage" office:value="0.93446078585243475" table:style-name="ce26">
            <text:p>93,4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12700" table:style-name="ce5">
            <text:p>612.700</text:p>
          </table:table-cell>
          <table:table-cell office:value-type="percentage" office:value="0.98522563548420294" table:style-name="ce26">
            <text:p>98,5%</text:p>
          </table:table-cell>
          <table:table-cell office:value-type="float" office:value="604197" table:style-name="ce5">
            <text:p>604.197</text:p>
          </table:table-cell>
          <table:table-cell office:value-type="percentage" office:value="0.97155275548008646" table:style-name="ce26">
            <text:p>97,2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66191" table:style-name="ce5">
            <text:p>1.666.191</text:p>
          </table:table-cell>
          <table:table-cell office:value-type="percentage" office:value="0.96865881712759894" table:style-name="ce26">
            <text:p>96,9%</text:p>
          </table:table-cell>
          <table:table-cell office:value-type="float" office:value="1653318" table:style-name="ce5">
            <text:p>1.653.318</text:p>
          </table:table-cell>
          <table:table-cell office:value-type="percentage" office:value="0.96117495426140676" table:style-name="ce26">
            <text:p>96,1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1878" table:style-name="ce5">
            <text:p>181.878</text:p>
          </table:table-cell>
          <table:table-cell office:value-type="percentage" office:value="0.9640466233084739" table:style-name="ce26">
            <text:p>96,4%</text:p>
          </table:table-cell>
          <table:table-cell office:value-type="float" office:value="178427" table:style-name="ce5">
            <text:p>178.427</text:p>
          </table:table-cell>
          <table:table-cell office:value-type="percentage" office:value="0.94575455446541679" table:style-name="ce26">
            <text:p>94,6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512995" table:style-name="ce5">
            <text:p>3.512.995</text:p>
          </table:table-cell>
          <table:table-cell office:value-type="percentage" office:value="0.94124636951139784" table:style-name="ce26">
            <text:p>94,1%</text:p>
          </table:table-cell>
          <table:table-cell office:value-type="float" office:value="3445654" table:style-name="ce5">
            <text:p>3.445.654</text:p>
          </table:table-cell>
          <table:table-cell office:value-type="percentage" office:value="0.92320351099060094" table:style-name="ce26">
            <text:p>92,3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7310" table:style-name="ce5">
            <text:p>757.310</text:p>
          </table:table-cell>
          <table:table-cell office:value-type="percentage" office:value="0.96228424177119976" table:style-name="ce26">
            <text:p>96,2%</text:p>
          </table:table-cell>
          <table:table-cell office:value-type="float" office:value="737892" table:style-name="ce5">
            <text:p>737.892</text:p>
          </table:table-cell>
          <table:table-cell office:value-type="percentage" office:value="0.93761054750238881" table:style-name="ce26">
            <text:p>93,8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5866" table:style-name="ce5">
            <text:p>355.866</text:p>
          </table:table-cell>
          <table:table-cell office:value-type="percentage" office:value="0.94771743125129826" table:style-name="ce26">
            <text:p>94,8%</text:p>
          </table:table-cell>
          <table:table-cell office:value-type="float" office:value="350708" table:style-name="ce5">
            <text:p>350.708</text:p>
          </table:table-cell>
          <table:table-cell office:value-type="percentage" office:value="0.93398100655662608" table:style-name="ce26">
            <text:p>93,4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93280" table:style-name="ce5">
            <text:p>1.293.280</text:p>
          </table:table-cell>
          <table:table-cell office:value-type="percentage" office:value="0.95567740123849076" table:style-name="ce26">
            <text:p>95,6%</text:p>
          </table:table-cell>
          <table:table-cell office:value-type="float" office:value="1274726" table:style-name="ce5">
            <text:p>1.274.726</text:p>
          </table:table-cell>
          <table:table-cell office:value-type="percentage" office:value="0.94196680608308825" table:style-name="ce26">
            <text:p>94,2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5113" table:style-name="ce5">
            <text:p>35.113</text:p>
          </table:table-cell>
          <table:table-cell office:value-type="percentage" office:value="0.90084150033352151" table:style-name="ce26">
            <text:p>90,1%</text:p>
          </table:table-cell>
          <table:table-cell office:value-type="float" office:value="34080" table:style-name="ce5">
            <text:p>34.080</text:p>
          </table:table-cell>
          <table:table-cell office:value-type="percentage" office:value="0.87433937092718972" table:style-name="ce26">
            <text:p>87,4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705" table:style-name="ce5">
            <text:p>31.705</text:p>
          </table:table-cell>
          <table:table-cell office:value-type="percentage" office:value="0.85171255876427132" table:style-name="ce26">
            <text:p>85,2%</text:p>
          </table:table-cell>
          <table:table-cell office:value-type="float" office:value="30886" table:style-name="ce5">
            <text:p>30.886</text:p>
          </table:table-cell>
          <table:table-cell office:value-type="percentage" office:value="0.82971121558092675" table:style-name="ce26">
            <text:p>83,0%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998" table:style-name="ce5">
            <text:p>34.998</text:p>
          </table:table-cell>
          <table:table-cell office:value-type="string" table:style-name="ce26">
            <text:p>-</text:p>
          </table:table-cell>
          <table:table-cell office:value-type="float" office:value="33342" table:style-name="ce5">
            <text:p>33.342</text:p>
          </table:table-cell>
          <table:table-cell office:value-type="string" table:style-name="ce26">
            <text:p>-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630" table:style-name="ce5">
            <text:p>1.630</text:p>
          </table:table-cell>
          <table:table-cell office:value-type="string" table:style-name="ce26">
            <text:p>-</text:p>
          </table:table-cell>
          <table:table-cell office:value-type="float" office:value="1555" table:style-name="ce5">
            <text:p>1.555</text:p>
          </table:table-cell>
          <table:table-cell office:value-type="string" table:style-name="ce26">
            <text:p>-</text:p>
          </table:table-cell>
          <table:table-cell office:value-type="date" office:date-value="2021-09-09T00:00:00" table:style-name="ce8">
            <text:p>0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614281" table:style-name="ce15">
            <text:p>25.614.281</text:p>
          </table:table-cell>
          <table:table-cell office:value-type="percentage" office:value="0.94671009101164549" table:style-name="ce16">
            <text:p>94,7%</text:p>
          </table:table-cell>
          <table:table-cell office:value-type="float" office:value="25170382" table:style-name="ce15">
            <text:p>25.170.382</text:p>
          </table:table-cell>
          <table:table-cell office:value-type="percentage" office:value="0.93030347539397584" table:style-name="ce16">
            <text:p>93,0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office:value-type="string" table:style-name="ce32">
            <text:p>% Con al menos 1 dosis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536" table:style-name="ce35">
            <text:p>433.536</text:p>
          </table:table-cell>
          <table:table-cell office:value-type="percentage" office:value="1" table:style-name="ce36">
            <text:p>100,0%</text:p>
          </table:table-cell>
          <table:table-cell office:value-type="float" office:value="652943" table:style-name="ce35">
            <text:p>652.943</text:p>
          </table:table-cell>
          <table:table-cell office:value-type="percentage" office:value="1" table:style-name="ce36">
            <text:p>100,0%</text:p>
          </table:table-cell>
          <table:table-cell office:value-type="float" office:value="923425" table:style-name="ce35">
            <text:p>923.425</text:p>
          </table:table-cell>
          <table:table-cell office:value-type="percentage" office:value="1" table:style-name="ce36">
            <text:p>100,0%</text:p>
          </table:table-cell>
          <table:table-cell office:value-type="float" office:value="1203273" table:style-name="ce35">
            <text:p>1.203.273</text:p>
          </table:table-cell>
          <table:table-cell office:value-type="percentage" office:value="0.95118816209375179" table:style-name="ce36">
            <text:p>95,1%</text:p>
          </table:table-cell>
          <table:table-cell office:value-type="float" office:value="1229161" table:style-name="ce35">
            <text:p>1.229.161</text:p>
          </table:table-cell>
          <table:table-cell office:value-type="percentage" office:value="0.88740782347156988" table:style-name="ce36">
            <text:p>88,7%</text:p>
          </table:table-cell>
          <table:table-cell office:value-type="float" office:value="897479" table:style-name="ce35">
            <text:p>897.479</text:p>
          </table:table-cell>
          <table:table-cell office:value-type="percentage" office:value="0.78711245315584666" table:style-name="ce36">
            <text:p>78,7%</text:p>
          </table:table-cell>
          <table:table-cell office:value-type="float" office:value="720799" table:style-name="ce35">
            <text:p>720.799</text:p>
          </table:table-cell>
          <table:table-cell office:value-type="percentage" office:value="0.77616101271493054" table:style-name="ce36">
            <text:p>77,6%</text:p>
          </table:table-cell>
          <table:table-cell office:value-type="float" office:value="613704" table:style-name="ce35">
            <text:p>613.704</text:p>
          </table:table-cell>
          <table:table-cell office:value-type="percentage" office:value="0.81511262347142477" table:style-name="ce36">
            <text:p>81,5%</text:p>
          </table:table-cell>
          <table:table-cell office:value-type="float" office:value="6674320" table:style-name="ce35">
            <text:p>6.674.32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9564444325162118" table:style-name="ce36">
            <text:p>89,6%</text:p>
          </table:table-cell>
          <table:table-cell office:value-type="percentage" office:value="0.78851558602246508" table:style-name="ce36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97" table:style-name="ce38">
            <text:p>101.097</text:p>
          </table:table-cell>
          <table:table-cell office:value-type="percentage" office:value="1" table:style-name="ce39">
            <text:p>100,0%</text:p>
          </table:table-cell>
          <table:table-cell office:value-type="float" office:value="119036" table:style-name="ce38">
            <text:p>119.036</text:p>
          </table:table-cell>
          <table:table-cell office:value-type="percentage" office:value="1" table:style-name="ce39">
            <text:p>100,0%</text:p>
          </table:table-cell>
          <table:table-cell office:value-type="float" office:value="153791" table:style-name="ce38">
            <text:p>153.791</text:p>
          </table:table-cell>
          <table:table-cell office:value-type="percentage" office:value="0.98352593577928848" table:style-name="ce39">
            <text:p>98,4%</text:p>
          </table:table-cell>
          <table:table-cell office:value-type="float" office:value="184516" table:style-name="ce38">
            <text:p>184.516</text:p>
          </table:table-cell>
          <table:table-cell office:value-type="percentage" office:value="0.93064872444090263" table:style-name="ce39">
            <text:p>93,1%</text:p>
          </table:table-cell>
          <table:table-cell office:value-type="float" office:value="185131" table:style-name="ce38">
            <text:p>185.131</text:p>
          </table:table-cell>
          <table:table-cell office:value-type="percentage" office:value="0.86130276398859229" table:style-name="ce39">
            <text:p>86,1%</text:p>
          </table:table-cell>
          <table:table-cell office:value-type="float" office:value="121595" table:style-name="ce38">
            <text:p>121.595</text:p>
          </table:table-cell>
          <table:table-cell office:value-type="percentage" office:value="0.74014219105705903" table:style-name="ce39">
            <text:p>74,0%</text:p>
          </table:table-cell>
          <table:table-cell office:value-type="float" office:value="98853" table:style-name="ce38">
            <text:p>98.853</text:p>
          </table:table-cell>
          <table:table-cell office:value-type="percentage" office:value="0.75806933995904935" table:style-name="ce39">
            <text:p>75,8%</text:p>
          </table:table-cell>
          <table:table-cell office:value-type="float" office:value="83110" table:style-name="ce38">
            <text:p>83.110</text:p>
          </table:table-cell>
          <table:table-cell office:value-type="percentage" office:value="0.8060402098749867" table:style-name="ce39">
            <text:p>80,6%</text:p>
          </table:table-cell>
          <table:table-cell office:value-type="float" office:value="1047129" table:style-name="ce38">
            <text:p>1.047.129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8355325220607961" table:style-name="ce39">
            <text:p>88,4%</text:p>
          </table:table-cell>
          <table:table-cell office:value-type="percentage" office:value="0.78767571015600379" table:style-name="ce39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828" table:style-name="ce38">
            <text:p>88.828</text:p>
          </table:table-cell>
          <table:table-cell office:value-type="percentage" office:value="1" table:style-name="ce39">
            <text:p>100,0%</text:p>
          </table:table-cell>
          <table:table-cell office:value-type="float" office:value="114193" table:style-name="ce38">
            <text:p>114.193</text:p>
          </table:table-cell>
          <table:table-cell office:value-type="percentage" office:value="1" table:style-name="ce39">
            <text:p>100,0%</text:p>
          </table:table-cell>
          <table:table-cell office:value-type="float" office:value="147613" table:style-name="ce38">
            <text:p>147.613</text:p>
          </table:table-cell>
          <table:table-cell office:value-type="percentage" office:value="0.98637505679843906" table:style-name="ce39">
            <text:p>98,6%</text:p>
          </table:table-cell>
          <table:table-cell office:value-type="float" office:value="152505" table:style-name="ce38">
            <text:p>152.505</text:p>
          </table:table-cell>
          <table:table-cell office:value-type="percentage" office:value="0.93765563036060129" table:style-name="ce39">
            <text:p>93,8%</text:p>
          </table:table-cell>
          <table:table-cell office:value-type="float" office:value="149428" table:style-name="ce38">
            <text:p>149.428</text:p>
          </table:table-cell>
          <table:table-cell office:value-type="percentage" office:value="0.89481595036917716" table:style-name="ce39">
            <text:p>89,5%</text:p>
          </table:table-cell>
          <table:table-cell office:value-type="float" office:value="89287" table:style-name="ce38">
            <text:p>89.287</text:p>
          </table:table-cell>
          <table:table-cell office:value-type="percentage" office:value="0.78013298267380804" table:style-name="ce39">
            <text:p>78,0%</text:p>
          </table:table-cell>
          <table:table-cell office:value-type="float" office:value="64225" table:style-name="ce38">
            <text:p>64.225</text:p>
          </table:table-cell>
          <table:table-cell office:value-type="percentage" office:value="0.81183400538483907" table:style-name="ce39">
            <text:p>81,2%</text:p>
          </table:table-cell>
          <table:table-cell office:value-type="float" office:value="57574" table:style-name="ce38">
            <text:p>57.574</text:p>
          </table:table-cell>
          <table:table-cell office:value-type="percentage" office:value="0.89959374999999997" table:style-name="ce39">
            <text:p>90,0%</text:p>
          </table:table-cell>
          <table:table-cell office:value-type="float" office:value="863653" table:style-name="ce38">
            <text:p>863.653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92475429021754374" table:style-name="ce39">
            <text:p>92,5%</text:p>
          </table:table-cell>
          <table:table-cell office:value-type="percentage" office:value="0.84772925369852692" table:style-name="ce3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369" table:style-name="ce38">
            <text:p>51.369</text:p>
          </table:table-cell>
          <table:table-cell office:value-type="percentage" office:value="1" table:style-name="ce39">
            <text:p>100,0%</text:p>
          </table:table-cell>
          <table:table-cell office:value-type="float" office:value="78993" table:style-name="ce38">
            <text:p>78.993</text:p>
          </table:table-cell>
          <table:table-cell office:value-type="percentage" office:value="0.98108450494311694" table:style-name="ce39">
            <text:p>98,1%</text:p>
          </table:table-cell>
          <table:table-cell office:value-type="float" office:value="109532" table:style-name="ce38">
            <text:p>109.532</text:p>
          </table:table-cell>
          <table:table-cell office:value-type="percentage" office:value="0.93432624476461001" table:style-name="ce39">
            <text:p>93,4%</text:p>
          </table:table-cell>
          <table:table-cell office:value-type="float" office:value="148532" table:style-name="ce38">
            <text:p>148.532</text:p>
          </table:table-cell>
          <table:table-cell office:value-type="percentage" office:value="0.89586663208622597" table:style-name="ce39">
            <text:p>89,6%</text:p>
          </table:table-cell>
          <table:table-cell office:value-type="float" office:value="163542" table:style-name="ce38">
            <text:p>163.542</text:p>
          </table:table-cell>
          <table:table-cell office:value-type="percentage" office:value="0.79323089459286422" table:style-name="ce39">
            <text:p>79,3%</text:p>
          </table:table-cell>
          <table:table-cell office:value-type="float" office:value="119853" table:style-name="ce38">
            <text:p>119.853</text:p>
          </table:table-cell>
          <table:table-cell office:value-type="percentage" office:value="0.65785703700044462" table:style-name="ce39">
            <text:p>65,8%</text:p>
          </table:table-cell>
          <table:table-cell office:value-type="float" office:value="90868" table:style-name="ce38">
            <text:p>90.868</text:p>
          </table:table-cell>
          <table:table-cell office:value-type="percentage" office:value="0.65874063011990547" table:style-name="ce39">
            <text:p>65,9%</text:p>
          </table:table-cell>
          <table:table-cell office:value-type="float" office:value="70801" table:style-name="ce38">
            <text:p>70.801</text:p>
          </table:table-cell>
          <table:table-cell office:value-type="percentage" office:value="0.74152702136573101" table:style-name="ce39">
            <text:p>74,2%</text:p>
          </table:table-cell>
          <table:table-cell office:value-type="float" office:value="833490" table:style-name="ce38">
            <text:p>833.490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80540784467955784" table:style-name="ce39">
            <text:p>80,5%</text:p>
          </table:table-cell>
          <table:table-cell office:value-type="percentage" office:value="0.71144635749605434" table:style-name="ce39">
            <text:p>71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737" table:style-name="ce38">
            <text:p>92.737</text:p>
          </table:table-cell>
          <table:table-cell office:value-type="percentage" office:value="1" table:style-name="ce39">
            <text:p>100,0%</text:p>
          </table:table-cell>
          <table:table-cell office:value-type="float" office:value="150910" table:style-name="ce38">
            <text:p>150.910</text:p>
          </table:table-cell>
          <table:table-cell office:value-type="percentage" office:value="0.9765678084009034" table:style-name="ce39">
            <text:p>97,7%</text:p>
          </table:table-cell>
          <table:table-cell office:value-type="float" office:value="223331" table:style-name="ce38">
            <text:p>223.331</text:p>
          </table:table-cell>
          <table:table-cell office:value-type="percentage" office:value="0.94997277661511237" table:style-name="ce39">
            <text:p>95,0%</text:p>
          </table:table-cell>
          <table:table-cell office:value-type="float" office:value="318648" table:style-name="ce38">
            <text:p>318.648</text:p>
          </table:table-cell>
          <table:table-cell office:value-type="percentage" office:value="0.90909298397772398" table:style-name="ce39">
            <text:p>90,9%</text:p>
          </table:table-cell>
          <table:table-cell office:value-type="float" office:value="314273" table:style-name="ce38">
            <text:p>314.273</text:p>
          </table:table-cell>
          <table:table-cell office:value-type="percentage" office:value="0.81014064610593828" table:style-name="ce39">
            <text:p>81,0%</text:p>
          </table:table-cell>
          <table:table-cell office:value-type="float" office:value="223615" table:style-name="ce38">
            <text:p>223.615</text:p>
          </table:table-cell>
          <table:table-cell office:value-type="percentage" office:value="0.71917191429692473" table:style-name="ce39">
            <text:p>71,9%</text:p>
          </table:table-cell>
          <table:table-cell office:value-type="float" office:value="180209" table:style-name="ce38">
            <text:p>180.209</text:p>
          </table:table-cell>
          <table:table-cell office:value-type="percentage" office:value="0.71583091027535473" table:style-name="ce39">
            <text:p>71,6%</text:p>
          </table:table-cell>
          <table:table-cell office:value-type="float" office:value="140972" table:style-name="ce38">
            <text:p>140.972</text:p>
          </table:table-cell>
          <table:table-cell office:value-type="percentage" office:value="0.78406202550654347" table:style-name="ce39">
            <text:p>78,4%</text:p>
          </table:table-cell>
          <table:table-cell office:value-type="float" office:value="1644695" table:style-name="ce38">
            <text:p>1.644.695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387988620820146" table:style-name="ce39">
            <text:p>83,9%</text:p>
          </table:table-cell>
          <table:table-cell office:value-type="percentage" office:value="0.75585077244350973" table:style-name="ce39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82" table:style-name="ce38">
            <text:p>42.382</text:p>
          </table:table-cell>
          <table:table-cell office:value-type="percentage" office:value="1" table:style-name="ce39">
            <text:p>100,0%</text:p>
          </table:table-cell>
          <table:table-cell office:value-type="float" office:value="55979" table:style-name="ce38">
            <text:p>55.979</text:p>
          </table:table-cell>
          <table:table-cell office:value-type="percentage" office:value="1" table:style-name="ce39">
            <text:p>100,0%</text:p>
          </table:table-cell>
          <table:table-cell office:value-type="float" office:value="76196" table:style-name="ce38">
            <text:p>76.196</text:p>
          </table:table-cell>
          <table:table-cell office:value-type="percentage" office:value="0.98514448251341391" table:style-name="ce39">
            <text:p>98,5%</text:p>
          </table:table-cell>
          <table:table-cell office:value-type="float" office:value="83467" table:style-name="ce38">
            <text:p>83.467</text:p>
          </table:table-cell>
          <table:table-cell office:value-type="percentage" office:value="0.92778222400071142" table:style-name="ce39">
            <text:p>92,8%</text:p>
          </table:table-cell>
          <table:table-cell office:value-type="float" office:value="86277" table:style-name="ce38">
            <text:p>86.277</text:p>
          </table:table-cell>
          <table:table-cell office:value-type="percentage" office:value="0.88245762971903163" table:style-name="ce39">
            <text:p>88,2%</text:p>
          </table:table-cell>
          <table:table-cell office:value-type="float" office:value="52107" table:style-name="ce38">
            <text:p>52.107</text:p>
          </table:table-cell>
          <table:table-cell office:value-type="percentage" office:value="0.73938955344600055" table:style-name="ce39">
            <text:p>73,9%</text:p>
          </table:table-cell>
          <table:table-cell office:value-type="float" office:value="37200" table:style-name="ce38">
            <text:p>37.200</text:p>
          </table:table-cell>
          <table:table-cell office:value-type="percentage" office:value="0.73656073656073651" table:style-name="ce39">
            <text:p>73,7%</text:p>
          </table:table-cell>
          <table:table-cell office:value-type="float" office:value="34275" table:style-name="ce38">
            <text:p>34.275</text:p>
          </table:table-cell>
          <table:table-cell office:value-type="percentage" office:value="0.77963287309783225" table:style-name="ce39">
            <text:p>78,0%</text:p>
          </table:table-cell>
          <table:table-cell office:value-type="float" office:value="467883" table:style-name="ce38">
            <text:p>467.883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9269013044548362" table:style-name="ce39">
            <text:p>89,3%</text:p>
          </table:table-cell>
          <table:table-cell office:value-type="percentage" office:value="0.80267453530163579" table:style-name="ce39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133" table:style-name="ce38">
            <text:p>229.133</text:p>
          </table:table-cell>
          <table:table-cell office:value-type="percentage" office:value="1" table:style-name="ce39">
            <text:p>100,0%</text:p>
          </table:table-cell>
          <table:table-cell office:value-type="float" office:value="250097" table:style-name="ce38">
            <text:p>250.097</text:p>
          </table:table-cell>
          <table:table-cell office:value-type="percentage" office:value="1" table:style-name="ce39">
            <text:p>100,0%</text:p>
          </table:table-cell>
          <table:table-cell office:value-type="float" office:value="318652" table:style-name="ce38">
            <text:p>318.652</text:p>
          </table:table-cell>
          <table:table-cell office:value-type="percentage" office:value="1" table:style-name="ce39">
            <text:p>100,0%</text:p>
          </table:table-cell>
          <table:table-cell office:value-type="float" office:value="349437" table:style-name="ce38">
            <text:p>349.437</text:p>
          </table:table-cell>
          <table:table-cell office:value-type="percentage" office:value="0.91673640716206461" table:style-name="ce39">
            <text:p>91,7%</text:p>
          </table:table-cell>
          <table:table-cell office:value-type="float" office:value="315980" table:style-name="ce38">
            <text:p>315.980</text:p>
          </table:table-cell>
          <table:table-cell office:value-type="percentage" office:value="0.86973754834092565" table:style-name="ce39">
            <text:p>87,0%</text:p>
          </table:table-cell>
          <table:table-cell office:value-type="float" office:value="205654" table:style-name="ce38">
            <text:p>205.654</text:p>
          </table:table-cell>
          <table:table-cell office:value-type="percentage" office:value="0.76798751227673157" table:style-name="ce39">
            <text:p>76,8%</text:p>
          </table:table-cell>
          <table:table-cell office:value-type="float" office:value="162083" table:style-name="ce38">
            <text:p>162.083</text:p>
          </table:table-cell>
          <table:table-cell office:value-type="percentage" office:value="0.76814403381894358" table:style-name="ce39">
            <text:p>76,8%</text:p>
          </table:table-cell>
          <table:table-cell office:value-type="float" office:value="128671" table:style-name="ce38">
            <text:p>128.671</text:p>
          </table:table-cell>
          <table:table-cell office:value-type="percentage" office:value="0.77821122279880495" table:style-name="ce39">
            <text:p>77,8%</text:p>
          </table:table-cell>
          <table:table-cell office:value-type="float" office:value="1959707" table:style-name="ce38">
            <text:p>1.959.707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9004959441756083" table:style-name="ce39">
            <text:p>90,0%</text:p>
          </table:table-cell>
          <table:table-cell office:value-type="percentage" office:value="0.8182772854853485" table:style-name="ce3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630" table:style-name="ce38">
            <text:p>137.630</text:p>
          </table:table-cell>
          <table:table-cell office:value-type="percentage" office:value="1" table:style-name="ce39">
            <text:p>100,0%</text:p>
          </table:table-cell>
          <table:table-cell office:value-type="float" office:value="157824" table:style-name="ce38">
            <text:p>157.824</text:p>
          </table:table-cell>
          <table:table-cell office:value-type="percentage" office:value="0.99197365195693299" table:style-name="ce39">
            <text:p>99,2%</text:p>
          </table:table-cell>
          <table:table-cell office:value-type="float" office:value="220908" table:style-name="ce38">
            <text:p>220.908</text:p>
          </table:table-cell>
          <table:table-cell office:value-type="percentage" office:value="1" table:style-name="ce39">
            <text:p>100,0%</text:p>
          </table:table-cell>
          <table:table-cell office:value-type="float" office:value="284476" table:style-name="ce38">
            <text:p>284.476</text:p>
          </table:table-cell>
          <table:table-cell office:value-type="percentage" office:value="0.92519139580717968" table:style-name="ce39">
            <text:p>92,5%</text:p>
          </table:table-cell>
          <table:table-cell office:value-type="float" office:value="283829" table:style-name="ce38">
            <text:p>283.829</text:p>
          </table:table-cell>
          <table:table-cell office:value-type="percentage" office:value="0.8585139365708323" table:style-name="ce39">
            <text:p>85,9%</text:p>
          </table:table-cell>
          <table:table-cell office:value-type="float" office:value="200332" table:style-name="ce38">
            <text:p>200.332</text:p>
          </table:table-cell>
          <table:table-cell office:value-type="percentage" office:value="0.75340822336132618" table:style-name="ce39">
            <text:p>75,3%</text:p>
          </table:table-cell>
          <table:table-cell office:value-type="float" office:value="164978" table:style-name="ce38">
            <text:p>164.978</text:p>
          </table:table-cell>
          <table:table-cell office:value-type="percentage" office:value="0.75647098203027208" table:style-name="ce39">
            <text:p>75,6%</text:p>
          </table:table-cell>
          <table:table-cell office:value-type="float" office:value="138114" table:style-name="ce38">
            <text:p>138.114</text:p>
          </table:table-cell>
          <table:table-cell office:value-type="percentage" office:value="0.79388637251971583" table:style-name="ce39">
            <text:p>79,4%</text:p>
          </table:table-cell>
          <table:table-cell office:value-type="float" office:value="1588091" table:style-name="ce38">
            <text:p>1.588.09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7798819538430239" table:style-name="ce39">
            <text:p>87,8%</text:p>
          </table:table-cell>
          <table:table-cell office:value-type="percentage" office:value="0.77648870219893107" table:style-name="ce39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977" table:style-name="ce38">
            <text:p>457.977</text:p>
          </table:table-cell>
          <table:table-cell office:value-type="percentage" office:value="1" table:style-name="ce39">
            <text:p>100,0%</text:p>
          </table:table-cell>
          <table:table-cell office:value-type="float" office:value="616855" table:style-name="ce38">
            <text:p>616.855</text:p>
          </table:table-cell>
          <table:table-cell office:value-type="percentage" office:value="0.97097869955862814" table:style-name="ce39">
            <text:p>97,1%</text:p>
          </table:table-cell>
          <table:table-cell office:value-type="float" office:value="794564" table:style-name="ce38">
            <text:p>794.564</text:p>
          </table:table-cell>
          <table:table-cell office:value-type="percentage" office:value="0.94863798735410421" table:style-name="ce39">
            <text:p>94,9%</text:p>
          </table:table-cell>
          <table:table-cell office:value-type="float" office:value="1015194" table:style-name="ce38">
            <text:p>1.015.194</text:p>
          </table:table-cell>
          <table:table-cell office:value-type="percentage" office:value="0.92985216801919801" table:style-name="ce39">
            <text:p>93,0%</text:p>
          </table:table-cell>
          <table:table-cell office:value-type="float" office:value="1106805" table:style-name="ce38">
            <text:p>1.106.805</text:p>
          </table:table-cell>
          <table:table-cell office:value-type="percentage" office:value="0.84055500074045664" table:style-name="ce39">
            <text:p>84,1%</text:p>
          </table:table-cell>
          <table:table-cell office:value-type="float" office:value="733441" table:style-name="ce38">
            <text:p>733.441</text:p>
          </table:table-cell>
          <table:table-cell office:value-type="percentage" office:value="0.70209122272297375" table:style-name="ce39">
            <text:p>70,2%</text:p>
          </table:table-cell>
          <table:table-cell office:value-type="float" office:value="578083" table:style-name="ce38">
            <text:p>578.083</text:p>
          </table:table-cell>
          <table:table-cell office:value-type="percentage" office:value="0.68906768700793264" table:style-name="ce39">
            <text:p>68,9%</text:p>
          </table:table-cell>
          <table:table-cell office:value-type="float" office:value="473631" table:style-name="ce38">
            <text:p>473.631</text:p>
          </table:table-cell>
          <table:table-cell office:value-type="percentage" office:value="0.72181582099651609" table:style-name="ce39">
            <text:p>72,2%</text:p>
          </table:table-cell>
          <table:table-cell office:value-type="float" office:value="5776550" table:style-name="ce38">
            <text:p>5.776.550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4103774409029231" table:style-name="ce39">
            <text:p>84,1%</text:p>
          </table:table-cell>
          <table:table-cell office:value-type="percentage" office:value="0.74244143580363109" table:style-name="ce39">
            <text:p>74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868" table:style-name="ce38">
            <text:p>296.868</text:p>
          </table:table-cell>
          <table:table-cell office:value-type="percentage" office:value="1" table:style-name="ce39">
            <text:p>100,0%</text:p>
          </table:table-cell>
          <table:table-cell office:value-type="float" office:value="433756" table:style-name="ce38">
            <text:p>433.756</text:p>
          </table:table-cell>
          <table:table-cell office:value-type="percentage" office:value="0.99062261625809045" table:style-name="ce39">
            <text:p>99,1%</text:p>
          </table:table-cell>
          <table:table-cell office:value-type="float" office:value="567571" table:style-name="ce38">
            <text:p>567.571</text:p>
          </table:table-cell>
          <table:table-cell office:value-type="percentage" office:value="0.97734395448471578" table:style-name="ce39">
            <text:p>97,7%</text:p>
          </table:table-cell>
          <table:table-cell office:value-type="float" office:value="711885" table:style-name="ce38">
            <text:p>711.885</text:p>
          </table:table-cell>
          <table:table-cell office:value-type="percentage" office:value="0.94623531569754926" table:style-name="ce39">
            <text:p>94,6%</text:p>
          </table:table-cell>
          <table:table-cell office:value-type="float" office:value="746530" table:style-name="ce38">
            <text:p>746.530</text:p>
          </table:table-cell>
          <table:table-cell office:value-type="percentage" office:value="0.87663283183887042" table:style-name="ce39">
            <text:p>87,7%</text:p>
          </table:table-cell>
          <table:table-cell office:value-type="float" office:value="496884" table:style-name="ce38">
            <text:p>496.884</text:p>
          </table:table-cell>
          <table:table-cell office:value-type="percentage" office:value="0.7658992013983621" table:style-name="ce39">
            <text:p>76,6%</text:p>
          </table:table-cell>
          <table:table-cell office:value-type="float" office:value="408619" table:style-name="ce38">
            <text:p>408.619</text:p>
          </table:table-cell>
          <table:table-cell office:value-type="percentage" office:value="0.79170396376078711" table:style-name="ce39">
            <text:p>79,2%</text:p>
          </table:table-cell>
          <table:table-cell office:value-type="float" office:value="348396" table:style-name="ce38">
            <text:p>348.396</text:p>
          </table:table-cell>
          <table:table-cell office:value-type="percentage" office:value="0.82066091757727944" table:style-name="ce39">
            <text:p>82,1%</text:p>
          </table:table-cell>
          <table:table-cell office:value-type="float" office:value="4010509" table:style-name="ce38">
            <text:p>4.010.509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935157923911079" table:style-name="ce39">
            <text:p>89,4%</text:p>
          </table:table-cell>
          <table:table-cell office:value-type="percentage" office:value="0.79300555053206689" table:style-name="ce39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96" table:style-name="ce38">
            <text:p>78.196</text:p>
          </table:table-cell>
          <table:table-cell office:value-type="percentage" office:value="1" table:style-name="ce39">
            <text:p>100,0%</text:p>
          </table:table-cell>
          <table:table-cell office:value-type="float" office:value="95821" table:style-name="ce38">
            <text:p>95.821</text:p>
          </table:table-cell>
          <table:table-cell office:value-type="percentage" office:value="1" table:style-name="ce39">
            <text:p>100,0%</text:p>
          </table:table-cell>
          <table:table-cell office:value-type="float" office:value="132419" table:style-name="ce38">
            <text:p>132.419</text:p>
          </table:table-cell>
          <table:table-cell office:value-type="percentage" office:value="1" table:style-name="ce39">
            <text:p>100,0%</text:p>
          </table:table-cell>
          <table:table-cell office:value-type="float" office:value="160920" table:style-name="ce38">
            <text:p>160.920</text:p>
          </table:table-cell>
          <table:table-cell office:value-type="percentage" office:value="0.95097390317700459" table:style-name="ce39">
            <text:p>95,1%</text:p>
          </table:table-cell>
          <table:table-cell office:value-type="float" office:value="145344" table:style-name="ce38">
            <text:p>145.344</text:p>
          </table:table-cell>
          <table:table-cell office:value-type="percentage" office:value="0.91128192910078121" table:style-name="ce39">
            <text:p>91,1%</text:p>
          </table:table-cell>
          <table:table-cell office:value-type="float" office:value="111296" table:style-name="ce38">
            <text:p>111.296</text:p>
          </table:table-cell>
          <table:table-cell office:value-type="percentage" office:value="0.83380906359801921" table:style-name="ce39">
            <text:p>83,4%</text:p>
          </table:table-cell>
          <table:table-cell office:value-type="float" office:value="89421" table:style-name="ce38">
            <text:p>89.421</text:p>
          </table:table-cell>
          <table:table-cell office:value-type="percentage" office:value="0.7891016590187081" table:style-name="ce39">
            <text:p>78,9%</text:p>
          </table:table-cell>
          <table:table-cell office:value-type="float" office:value="71993" table:style-name="ce38">
            <text:p>71.993</text:p>
          </table:table-cell>
          <table:table-cell office:value-type="percentage" office:value="0.84947492625368737" table:style-name="ce39">
            <text:p>84,9%</text:p>
          </table:table-cell>
          <table:table-cell office:value-type="float" office:value="885410" table:style-name="ce38">
            <text:p>885.41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92865076559856607" table:style-name="ce39">
            <text:p>92,9%</text:p>
          </table:table-cell>
          <table:table-cell office:value-type="percentage" office:value="0.83216242303712362" table:style-name="ce39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801" table:style-name="ce38">
            <text:p>241.801</text:p>
          </table:table-cell>
          <table:table-cell office:value-type="percentage" office:value="1" table:style-name="ce39">
            <text:p>100,0%</text:p>
          </table:table-cell>
          <table:table-cell office:value-type="float" office:value="290603" table:style-name="ce38">
            <text:p>290.603</text:p>
          </table:table-cell>
          <table:table-cell office:value-type="percentage" office:value="1" table:style-name="ce39">
            <text:p>100,0%</text:p>
          </table:table-cell>
          <table:table-cell office:value-type="float" office:value="343236" table:style-name="ce38">
            <text:p>343.236</text:p>
          </table:table-cell>
          <table:table-cell office:value-type="percentage" office:value="0.989360874189671" table:style-name="ce39">
            <text:p>98,9%</text:p>
          </table:table-cell>
          <table:table-cell office:value-type="float" office:value="387917" table:style-name="ce38">
            <text:p>387.917</text:p>
          </table:table-cell>
          <table:table-cell office:value-type="percentage" office:value="0.95572188455464424" table:style-name="ce39">
            <text:p>95,6%</text:p>
          </table:table-cell>
          <table:table-cell office:value-type="float" office:value="402634" table:style-name="ce38">
            <text:p>402.634</text:p>
          </table:table-cell>
          <table:table-cell office:value-type="percentage" office:value="0.90842717290020103" table:style-name="ce39">
            <text:p>90,8%</text:p>
          </table:table-cell>
          <table:table-cell office:value-type="float" office:value="256966" table:style-name="ce38">
            <text:p>256.966</text:p>
          </table:table-cell>
          <table:table-cell office:value-type="percentage" office:value="0.79455672092217877" table:style-name="ce39">
            <text:p>79,5%</text:p>
          </table:table-cell>
          <table:table-cell office:value-type="float" office:value="190955" table:style-name="ce38">
            <text:p>190.955</text:p>
          </table:table-cell>
          <table:table-cell office:value-type="percentage" office:value="0.82671301968560185" table:style-name="ce39">
            <text:p>82,7%</text:p>
          </table:table-cell>
          <table:table-cell office:value-type="float" office:value="159409" table:style-name="ce38">
            <text:p>159.409</text:p>
          </table:table-cell>
          <table:table-cell office:value-type="percentage" office:value="0.88557111667879584" table:style-name="ce39">
            <text:p>88,6%</text:p>
          </table:table-cell>
          <table:table-cell office:value-type="float" office:value="2273521" table:style-name="ce38">
            <text:p>2.273.52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9262675815044793" table:style-name="ce39">
            <text:p>92,6%</text:p>
          </table:table-cell>
          <table:table-cell office:value-type="percentage" office:value="0.84147790803158906" table:style-name="ce39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45" table:style-name="ce38">
            <text:p>23.345</text:p>
          </table:table-cell>
          <table:table-cell office:value-type="percentage" office:value="1" table:style-name="ce39">
            <text:p>100,0%</text:p>
          </table:table-cell>
          <table:table-cell office:value-type="float" office:value="28624" table:style-name="ce38">
            <text:p>28.624</text:p>
          </table:table-cell>
          <table:table-cell office:value-type="percentage" office:value="1" table:style-name="ce39">
            <text:p>100,0%</text:p>
          </table:table-cell>
          <table:table-cell office:value-type="float" office:value="37883" table:style-name="ce38">
            <text:p>37.883</text:p>
          </table:table-cell>
          <table:table-cell office:value-type="percentage" office:value="1" table:style-name="ce39">
            <text:p>100,0%</text:p>
          </table:table-cell>
          <table:table-cell office:value-type="float" office:value="45101" table:style-name="ce38">
            <text:p>45.101</text:p>
          </table:table-cell>
          <table:table-cell office:value-type="percentage" office:value="0.94622776099362205" table:style-name="ce39">
            <text:p>94,6%</text:p>
          </table:table-cell>
          <table:table-cell office:value-type="float" office:value="46925" table:style-name="ce38">
            <text:p>46.925</text:p>
          </table:table-cell>
          <table:table-cell office:value-type="percentage" office:value="0.88626362211267873" table:style-name="ce39">
            <text:p>88,6%</text:p>
          </table:table-cell>
          <table:table-cell office:value-type="float" office:value="29903" table:style-name="ce38">
            <text:p>29.903</text:p>
          </table:table-cell>
          <table:table-cell office:value-type="percentage" office:value="0.76052290241359144" table:style-name="ce39">
            <text:p>76,1%</text:p>
          </table:table-cell>
          <table:table-cell office:value-type="float" office:value="22114" table:style-name="ce38">
            <text:p>22.114</text:p>
          </table:table-cell>
          <table:table-cell office:value-type="percentage" office:value="0.72604898548821328" table:style-name="ce39">
            <text:p>72,6%</text:p>
          </table:table-cell>
          <table:table-cell office:value-type="float" office:value="19570" table:style-name="ce38">
            <text:p>19.570</text:p>
          </table:table-cell>
          <table:table-cell office:value-type="percentage" office:value="0.76648911170296097" table:style-name="ce39">
            <text:p>76,6%</text:p>
          </table:table-cell>
          <table:table-cell office:value-type="float" office:value="253465" table:style-name="ce38">
            <text:p>253.465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925766806352784" table:style-name="ce39">
            <text:p>89,3%</text:p>
          </table:table-cell>
          <table:table-cell office:value-type="percentage" office:value="0.79229105322055304" table:style-name="ce39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461" table:style-name="ce38">
            <text:p>373.461</text:p>
          </table:table-cell>
          <table:table-cell office:value-type="percentage" office:value="1" table:style-name="ce39">
            <text:p>100,0%</text:p>
          </table:table-cell>
          <table:table-cell office:value-type="float" office:value="509952" table:style-name="ce38">
            <text:p>509.952</text:p>
          </table:table-cell>
          <table:table-cell office:value-type="percentage" office:value="0.96934122311963367" table:style-name="ce39">
            <text:p>96,9%</text:p>
          </table:table-cell>
          <table:table-cell office:value-type="float" office:value="685043" table:style-name="ce38">
            <text:p>685.043</text:p>
          </table:table-cell>
          <table:table-cell office:value-type="percentage" office:value="0.97400909681611436" table:style-name="ce39">
            <text:p>97,4%</text:p>
          </table:table-cell>
          <table:table-cell office:value-type="float" office:value="931985" table:style-name="ce38">
            <text:p>931.985</text:p>
          </table:table-cell>
          <table:table-cell office:value-type="percentage" office:value="0.9580605335413962" table:style-name="ce39">
            <text:p>95,8%</text:p>
          </table:table-cell>
          <table:table-cell office:value-type="float" office:value="1012554" table:style-name="ce38">
            <text:p>1.012.554</text:p>
          </table:table-cell>
          <table:table-cell office:value-type="percentage" office:value="0.86842125576022045" table:style-name="ce39">
            <text:p>86,8%</text:p>
          </table:table-cell>
          <table:table-cell office:value-type="float" office:value="715587" table:style-name="ce38">
            <text:p>715.587</text:p>
          </table:table-cell>
          <table:table-cell office:value-type="percentage" office:value="0.75353502379849202" table:style-name="ce39">
            <text:p>75,4%</text:p>
          </table:table-cell>
          <table:table-cell office:value-type="float" office:value="556916" table:style-name="ce38">
            <text:p>556.916</text:p>
          </table:table-cell>
          <table:table-cell office:value-type="percentage" office:value="0.75008047409003675" table:style-name="ce39">
            <text:p>75,0%</text:p>
          </table:table-cell>
          <table:table-cell office:value-type="float" office:value="404634" table:style-name="ce38">
            <text:p>404.634</text:p>
          </table:table-cell>
          <table:table-cell office:value-type="percentage" office:value="0.73099060233911795" table:style-name="ce39">
            <text:p>73,1%</text:p>
          </table:table-cell>
          <table:table-cell office:value-type="float" office:value="5190132" table:style-name="ce38">
            <text:p>5.190.132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6821456967512367" table:style-name="ce39">
            <text:p>86,8%</text:p>
          </table:table-cell>
          <table:table-cell office:value-type="percentage" office:value="0.76551884042922247" table:style-name="ce39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805" table:style-name="ce38">
            <text:p>73.805</text:p>
          </table:table-cell>
          <table:table-cell office:value-type="percentage" office:value="1" table:style-name="ce39">
            <text:p>100,0%</text:p>
          </table:table-cell>
          <table:table-cell office:value-type="float" office:value="102800" table:style-name="ce38">
            <text:p>102.800</text:p>
          </table:table-cell>
          <table:table-cell office:value-type="percentage" office:value="0.99903789152469902" table:style-name="ce39">
            <text:p>99,9%</text:p>
          </table:table-cell>
          <table:table-cell office:value-type="float" office:value="147286" table:style-name="ce38">
            <text:p>147.286</text:p>
          </table:table-cell>
          <table:table-cell office:value-type="percentage" office:value="1" table:style-name="ce39">
            <text:p>100,0%</text:p>
          </table:table-cell>
          <table:table-cell office:value-type="float" office:value="205681" table:style-name="ce38">
            <text:p>205.681</text:p>
          </table:table-cell>
          <table:table-cell office:value-type="percentage" office:value="0.96447931125032826" table:style-name="ce39">
            <text:p>96,4%</text:p>
          </table:table-cell>
          <table:table-cell office:value-type="float" office:value="227738" table:style-name="ce38">
            <text:p>227.738</text:p>
          </table:table-cell>
          <table:table-cell office:value-type="percentage" office:value="0.89605244002722728" table:style-name="ce39">
            <text:p>89,6%</text:p>
          </table:table-cell>
          <table:table-cell office:value-type="float" office:value="160252" table:style-name="ce38">
            <text:p>160.252</text:p>
          </table:table-cell>
          <table:table-cell office:value-type="percentage" office:value="0.76674497495251259" table:style-name="ce39">
            <text:p>76,7%</text:p>
          </table:table-cell>
          <table:table-cell office:value-type="float" office:value="133128" table:style-name="ce38">
            <text:p>133.128</text:p>
          </table:table-cell>
          <table:table-cell office:value-type="percentage" office:value="0.77288560679949836" table:style-name="ce39">
            <text:p>77,3%</text:p>
          </table:table-cell>
          <table:table-cell office:value-type="float" office:value="111287" table:style-name="ce38">
            <text:p>111.287</text:p>
          </table:table-cell>
          <table:table-cell office:value-type="percentage" office:value="0.78429672854384258" table:style-name="ce39">
            <text:p>78,4%</text:p>
          </table:table-cell>
          <table:table-cell office:value-type="float" office:value="1161977" table:style-name="ce38">
            <text:p>1.161.977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8691259005737566" table:style-name="ce39">
            <text:p>88,7%</text:p>
          </table:table-cell>
          <table:table-cell office:value-type="percentage" office:value="0.7688841893239442" table:style-name="ce39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71" table:style-name="ce38">
            <text:p>42.471</text:p>
          </table:table-cell>
          <table:table-cell office:value-type="percentage" office:value="1" table:style-name="ce39">
            <text:p>100,0%</text:p>
          </table:table-cell>
          <table:table-cell office:value-type="float" office:value="55820" table:style-name="ce38">
            <text:p>55.820</text:p>
          </table:table-cell>
          <table:table-cell office:value-type="percentage" office:value="1" table:style-name="ce39">
            <text:p>100,0%</text:p>
          </table:table-cell>
          <table:table-cell office:value-type="float" office:value="71941" table:style-name="ce38">
            <text:p>71.941</text:p>
          </table:table-cell>
          <table:table-cell office:value-type="percentage" office:value="0.97422945669248684" table:style-name="ce39">
            <text:p>97,4%</text:p>
          </table:table-cell>
          <table:table-cell office:value-type="float" office:value="91325" table:style-name="ce38">
            <text:p>91.325</text:p>
          </table:table-cell>
          <table:table-cell office:value-type="percentage" office:value="0.94447432105404683" table:style-name="ce39">
            <text:p>94,4%</text:p>
          </table:table-cell>
          <table:table-cell office:value-type="float" office:value="94309" table:style-name="ce38">
            <text:p>94.309</text:p>
          </table:table-cell>
          <table:table-cell office:value-type="percentage" office:value="0.87321531082757731" table:style-name="ce39">
            <text:p>87,3%</text:p>
          </table:table-cell>
          <table:table-cell office:value-type="float" office:value="61983" table:style-name="ce38">
            <text:p>61.983</text:p>
          </table:table-cell>
          <table:table-cell office:value-type="percentage" office:value="0.76201423636296584" table:style-name="ce39">
            <text:p>76,2%</text:p>
          </table:table-cell>
          <table:table-cell office:value-type="float" office:value="52646" table:style-name="ce38">
            <text:p>52.646</text:p>
          </table:table-cell>
          <table:table-cell office:value-type="percentage" office:value="0.77276263449146443" table:style-name="ce39">
            <text:p>77,3%</text:p>
          </table:table-cell>
          <table:table-cell office:value-type="float" office:value="43899" table:style-name="ce38">
            <text:p>43.899</text:p>
          </table:table-cell>
          <table:table-cell office:value-type="percentage" office:value="0.77851670568206" table:style-name="ce39">
            <text:p>77,9%</text:p>
          </table:table-cell>
          <table:table-cell office:value-type="float" office:value="514394" table:style-name="ce38">
            <text:p>514.39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8482060844167232" table:style-name="ce39">
            <text:p>88,5%</text:p>
          </table:table-cell>
          <table:table-cell office:value-type="percentage" office:value="0.77797388675387213" table:style-name="ce39">
            <text:p>77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4009" table:style-name="ce38">
            <text:p>164.009</text:p>
          </table:table-cell>
          <table:table-cell office:value-type="percentage" office:value="1" table:style-name="ce39">
            <text:p>100,0%</text:p>
          </table:table-cell>
          <table:table-cell office:value-type="float" office:value="213501" table:style-name="ce38">
            <text:p>213.501</text:p>
          </table:table-cell>
          <table:table-cell office:value-type="percentage" office:value="1" table:style-name="ce39">
            <text:p>100,0%</text:p>
          </table:table-cell>
          <table:table-cell office:value-type="float" office:value="277715" table:style-name="ce38">
            <text:p>277.715</text:p>
          </table:table-cell>
          <table:table-cell office:value-type="percentage" office:value="0.9914179330927213" table:style-name="ce39">
            <text:p>99,1%</text:p>
          </table:table-cell>
          <table:table-cell office:value-type="float" office:value="321543" table:style-name="ce38">
            <text:p>321.543</text:p>
          </table:table-cell>
          <table:table-cell office:value-type="percentage" office:value="0.94577868502869311" table:style-name="ce39">
            <text:p>94,6%</text:p>
          </table:table-cell>
          <table:table-cell office:value-type="float" office:value="316512" table:style-name="ce38">
            <text:p>316.512</text:p>
          </table:table-cell>
          <table:table-cell office:value-type="percentage" office:value="0.8740214230683202" table:style-name="ce39">
            <text:p>87,4%</text:p>
          </table:table-cell>
          <table:table-cell office:value-type="float" office:value="195732" table:style-name="ce38">
            <text:p>195.732</text:p>
          </table:table-cell>
          <table:table-cell office:value-type="percentage" office:value="0.75124643532929303" table:style-name="ce39">
            <text:p>75,1%</text:p>
          </table:table-cell>
          <table:table-cell office:value-type="float" office:value="150113" table:style-name="ce38">
            <text:p>150.113</text:p>
          </table:table-cell>
          <table:table-cell office:value-type="percentage" office:value="0.74485198527295637" table:style-name="ce39">
            <text:p>74,5%</text:p>
          </table:table-cell>
          <table:table-cell office:value-type="float" office:value="133252" table:style-name="ce38">
            <text:p>133.252</text:p>
          </table:table-cell>
          <table:table-cell office:value-type="percentage" office:value="0.79031588436947675" table:style-name="ce39">
            <text:p>79,0%</text:p>
          </table:table-cell>
          <table:table-cell office:value-type="float" office:value="1772377" table:style-name="ce38">
            <text:p>1.772.377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9336084756467293" table:style-name="ce39">
            <text:p>89,3%</text:p>
          </table:table-cell>
          <table:table-cell office:value-type="percentage" office:value="0.79818680803997655" table:style-name="ce39">
            <text:p>79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92" table:style-name="ce38">
            <text:p>2.392</text:p>
          </table:table-cell>
          <table:table-cell office:value-type="percentage" office:value="0.91823416506717848" table:style-name="ce39">
            <text:p>91,8%</text:p>
          </table:table-cell>
          <table:table-cell office:value-type="float" office:value="3879" table:style-name="ce38">
            <text:p>3.879</text:p>
          </table:table-cell>
          <table:table-cell office:value-type="percentage" office:value="0.89833256137100514" table:style-name="ce39">
            <text:p>89,8%</text:p>
          </table:table-cell>
          <table:table-cell office:value-type="float" office:value="7583" table:style-name="ce38">
            <text:p>7.583</text:p>
          </table:table-cell>
          <table:table-cell office:value-type="percentage" office:value="0.96512663866615755" table:style-name="ce39">
            <text:p>96,5%</text:p>
          </table:table-cell>
          <table:table-cell office:value-type="float" office:value="10404" table:style-name="ce38">
            <text:p>10.404</text:p>
          </table:table-cell>
          <table:table-cell office:value-type="percentage" office:value="0.90031152647975077" table:style-name="ce39">
            <text:p>90,0%</text:p>
          </table:table-cell>
          <table:table-cell office:value-type="float" office:value="10855" table:style-name="ce38">
            <text:p>10.855</text:p>
          </table:table-cell>
          <table:table-cell office:value-type="percentage" office:value="0.85864578389495338" table:style-name="ce39">
            <text:p>85,9%</text:p>
          </table:table-cell>
          <table:table-cell office:value-type="float" office:value="8694" table:style-name="ce38">
            <text:p>8.694</text:p>
          </table:table-cell>
          <table:table-cell office:value-type="percentage" office:value="0.73095678493357996" table:style-name="ce39">
            <text:p>73,1%</text:p>
          </table:table-cell>
          <table:table-cell office:value-type="float" office:value="8159" table:style-name="ce38">
            <text:p>8.159</text:p>
          </table:table-cell>
          <table:table-cell office:value-type="percentage" office:value="0.74395915017780612" table:style-name="ce39">
            <text:p>74,4%</text:p>
          </table:table-cell>
          <table:table-cell office:value-type="float" office:value="6966" table:style-name="ce38">
            <text:p>6.966</text:p>
          </table:table-cell>
          <table:table-cell office:value-type="percentage" office:value="0.76331360946745563" table:style-name="ce39">
            <text:p>76,3%</text:p>
          </table:table-cell>
          <table:table-cell office:value-type="float" office:value="58932" table:style-name="ce38">
            <text:p>58.93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3043753963221312" table:style-name="ce39">
            <text:p>83,0%</text:p>
          </table:table-cell>
          <table:table-cell office:value-type="percentage" office:value="0.69988836369682428" table:style-name="ce39">
            <text:p>70,0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2003" table:style-name="ce38">
            <text:p>2.003</text:p>
          </table:table-cell>
          <table:table-cell office:value-type="percentage" office:value="0.85270327799063428" table:style-name="ce39">
            <text:p>85,3%</text:p>
          </table:table-cell>
          <table:table-cell office:value-type="float" office:value="3294" table:style-name="ce38">
            <text:p>3.294</text:p>
          </table:table-cell>
          <table:table-cell office:value-type="percentage" office:value="0.87886872998932764" table:style-name="ce39">
            <text:p>87,9%</text:p>
          </table:table-cell>
          <table:table-cell office:value-type="float" office:value="7070" table:style-name="ce38">
            <text:p>7.070</text:p>
          </table:table-cell>
          <table:table-cell office:value-type="percentage" office:value="0.90328350581321071" table:style-name="ce39">
            <text:p>90,3%</text:p>
          </table:table-cell>
          <table:table-cell office:value-type="float" office:value="9522" table:style-name="ce38">
            <text:p>9.522</text:p>
          </table:table-cell>
          <table:table-cell office:value-type="percentage" office:value="0.84272944508363568" table:style-name="ce39">
            <text:p>84,3%</text:p>
          </table:table-cell>
          <table:table-cell office:value-type="float" office:value="9816" table:style-name="ce38">
            <text:p>9.816</text:p>
          </table:table-cell>
          <table:table-cell office:value-type="percentage" office:value="0.81786368938510245" table:style-name="ce39">
            <text:p>81,8%</text:p>
          </table:table-cell>
          <table:table-cell office:value-type="float" office:value="8232" table:style-name="ce38">
            <text:p>8.232</text:p>
          </table:table-cell>
          <table:table-cell office:value-type="percentage" office:value="0.67848017802686889" table:style-name="ce39">
            <text:p>67,8%</text:p>
          </table:table-cell>
          <table:table-cell office:value-type="float" office:value="8006" table:style-name="ce38">
            <text:p>8.006</text:p>
          </table:table-cell>
          <table:table-cell office:value-type="percentage" office:value="0.66744476865360569" table:style-name="ce39">
            <text:p>66,7%</text:p>
          </table:table-cell>
          <table:table-cell office:value-type="float" office:value="6855" table:style-name="ce38">
            <text:p>6.855</text:p>
          </table:table-cell>
          <table:table-cell office:value-type="percentage" office:value="0.71600167119281388" table:style-name="ce39">
            <text:p>71,6%</text:p>
          </table:table-cell>
          <table:table-cell office:value-type="float" office:value="54798" table:style-name="ce38">
            <text:p>54.798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7259717737955924" table:style-name="ce39">
            <text:p>77,3%</text:p>
          </table:table-cell>
          <table:table-cell office:value-type="percentage" office:value="0.6293123248656346" table:style-name="ce39">
            <text:p>62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18" table:style-name="ce38">
            <text:p>3.518</text:p>
          </table:table-cell>
          <table:table-cell office:value-type="string" table:style-name="ce39">
            <text:p>-</text:p>
          </table:table-cell>
          <table:table-cell office:value-type="float" office:value="9501" table:style-name="ce38">
            <text:p>9.501</text:p>
          </table:table-cell>
          <table:table-cell office:value-type="string" table:style-name="ce39">
            <text:p>-</text:p>
          </table:table-cell>
          <table:table-cell office:value-type="float" office:value="21929" table:style-name="ce38">
            <text:p>21.929</text:p>
          </table:table-cell>
          <table:table-cell office:value-type="string" table:style-name="ce39">
            <text:p>-</text:p>
          </table:table-cell>
          <table:table-cell office:value-type="float" office:value="31635" table:style-name="ce38">
            <text:p>31.635</text:p>
          </table:table-cell>
          <table:table-cell office:value-type="string" table:style-name="ce39">
            <text:p>-</text:p>
          </table:table-cell>
          <table:table-cell office:value-type="float" office:value="24255" table:style-name="ce38">
            <text:p>24.255</text:p>
          </table:table-cell>
          <table:table-cell office:value-type="string" table:style-name="ce39">
            <text:p>-</text:p>
          </table:table-cell>
          <table:table-cell office:value-type="float" office:value="1063" table:style-name="ce38">
            <text:p>1.063</text:p>
          </table:table-cell>
          <table:table-cell office:value-type="string" table:style-name="ce39">
            <text:p>-</text:p>
          </table:table-cell>
          <table:table-cell office:value-type="float" office:value="91951" table:style-name="ce38">
            <text:p>91.951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9" table:style-name="ce41">
            <text:p>169</text:p>
          </table:table-cell>
          <table:table-cell office:value-type="string" table:style-name="ce42">
            <text:p>-</text:p>
          </table:table-cell>
          <table:table-cell office:value-type="float" office:value="488" table:style-name="ce41">
            <text:p>488</text:p>
          </table:table-cell>
          <table:table-cell office:value-type="string" table:style-name="ce42">
            <text:p>-</text:p>
          </table:table-cell>
          <table:table-cell office:value-type="float" office:value="930" table:style-name="ce41">
            <text:p>930</text:p>
          </table:table-cell>
          <table:table-cell office:value-type="string" table:style-name="ce42">
            <text:p>-</text:p>
          </table:table-cell>
          <table:table-cell office:value-type="float" office:value="1037" table:style-name="ce41">
            <text:p>1.037</text:p>
          </table:table-cell>
          <table:table-cell office:value-type="string" table:style-name="ce42">
            <text:p>-</text:p>
          </table:table-cell>
          <table:table-cell office:value-type="float" office:value="949" table:style-name="ce41">
            <text:p>949</text:p>
          </table:table-cell>
          <table:table-cell office:value-type="string" table:style-name="ce42">
            <text:p>-</text:p>
          </table:table-cell>
          <table:table-cell office:value-type="float" office:value="144" table:style-name="ce41">
            <text:p>144</text:p>
          </table:table-cell>
          <table:table-cell office:value-type="string" table:style-name="ce42">
            <text:p>-</text:p>
          </table:table-cell>
          <table:table-cell office:value-type="float" office:value="3760" table:style-name="ce41">
            <text:p>3.76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4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33093" table:style-name="ce45">
            <text:p>2.933.093</text:p>
          </table:table-cell>
          <table:table-cell office:value-type="percentage" office:value="1" table:style-name="ce46">
            <text:p>100,0%</text:p>
          </table:table-cell>
          <table:table-cell office:value-type="float" office:value="3934920" table:style-name="ce45">
            <text:p>3.934.920</text:p>
          </table:table-cell>
          <table:table-cell office:value-type="percentage" office:value="0.99365537512831292" table:style-name="ce46">
            <text:p>99,4%</text:p>
          </table:table-cell>
          <table:table-cell office:value-type="float" office:value="5249446" table:style-name="ce45">
            <text:p>5.249.446</text:p>
          </table:table-cell>
          <table:table-cell office:value-type="percentage" office:value="0.98359748367336919" table:style-name="ce46">
            <text:p>98,4%</text:p>
          </table:table-cell>
          <table:table-cell office:value-type="float" office:value="6626320" table:style-name="ce45">
            <text:p>6.626.320</text:p>
          </table:table-cell>
          <table:table-cell office:value-type="percentage" office:value="0.94213446706285775" table:style-name="ce46">
            <text:p>94,2%</text:p>
          </table:table-cell>
          <table:table-cell office:value-type="float" office:value="6870502" table:style-name="ce45">
            <text:p>6.870.502</text:p>
          </table:table-cell>
          <table:table-cell office:value-type="percentage" office:value="0.8705943951249262" table:style-name="ce46">
            <text:p>87,1%</text:p>
          </table:table-cell>
          <table:table-cell office:value-type="float" office:value="4721564" table:style-name="ce45">
            <text:p>4.721.564</text:p>
          </table:table-cell>
          <table:table-cell office:value-type="percentage" office:value="0.75782641989611266" table:style-name="ce46">
            <text:p>75,8%</text:p>
          </table:table-cell>
          <table:table-cell office:value-type="float" office:value="3742579" table:style-name="ce45">
            <text:p>3.742.579</text:p>
          </table:table-cell>
          <table:table-cell office:value-type="percentage" office:value="0.7568961542195185" table:style-name="ce46">
            <text:p>75,7%</text:p>
          </table:table-cell>
          <table:table-cell office:value-type="float" office:value="3048320" table:style-name="ce45">
            <text:p>3.048.320</text:p>
          </table:table-cell>
          <table:table-cell office:value-type="percentage" office:value="0.78389461118742942" table:style-name="ce46">
            <text:p>78,4%</text:p>
          </table:table-cell>
          <table:table-cell office:value-type="float" office:value="37126744" table:style-name="ce45">
            <text:p>37.126.744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8145528233057557" table:style-name="ce46">
            <text:p>88,1%</text:p>
          </table:table-cell>
          <table:table-cell office:value-type="percentage" office:value="0.78242617431383399" table:style-name="ce46">
            <text:p>78,2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office:value-type="string" table:style-name="ce32">
            <text:p>% pauta completa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729" table:style-name="ce35">
            <text:p>426.729</text:p>
          </table:table-cell>
          <table:table-cell office:value-type="percentage" office:value="1" table:style-name="ce36">
            <text:p>100,0%</text:p>
          </table:table-cell>
          <table:table-cell office:value-type="float" office:value="647106" table:style-name="ce35">
            <text:p>647.106</text:p>
          </table:table-cell>
          <table:table-cell office:value-type="percentage" office:value="0.99496449004506593" table:style-name="ce36">
            <text:p>99,5%</text:p>
          </table:table-cell>
          <table:table-cell office:value-type="float" office:value="906631" table:style-name="ce35">
            <text:p>906.631</text:p>
          </table:table-cell>
          <table:table-cell office:value-type="percentage" office:value="0.98961302061787026" table:style-name="ce36">
            <text:p>99,0%</text:p>
          </table:table-cell>
          <table:table-cell office:value-type="float" office:value="1187753" table:style-name="ce35">
            <text:p>1.187.753</text:p>
          </table:table-cell>
          <table:table-cell office:value-type="percentage" office:value="0.93891959105817213" table:style-name="ce36">
            <text:p>93,9%</text:p>
          </table:table-cell>
          <table:table-cell office:value-type="float" office:value="1202028" table:style-name="ce35">
            <text:p>1.202.028</text:p>
          </table:table-cell>
          <table:table-cell office:value-type="percentage" office:value="0.86781882213305184" table:style-name="ce36">
            <text:p>86,8%</text:p>
          </table:table-cell>
          <table:table-cell office:value-type="float" office:value="850088" table:style-name="ce35">
            <text:p>850.088</text:p>
          </table:table-cell>
          <table:table-cell office:value-type="percentage" office:value="0.74554931210462572" table:style-name="ce36">
            <text:p>74,6%</text:p>
          </table:table-cell>
          <table:table-cell office:value-type="float" office:value="656201" table:style-name="ce35">
            <text:p>656.201</text:p>
          </table:table-cell>
          <table:table-cell office:value-type="percentage" office:value="0.70660146962544368" table:style-name="ce36">
            <text:p>70,7%</text:p>
          </table:table-cell>
          <table:table-cell office:value-type="float" office:value="458396" table:style-name="ce35">
            <text:p>458.396</text:p>
          </table:table-cell>
          <table:table-cell office:value-type="percentage" office:value="0.60883482289313284" table:style-name="ce36">
            <text:p>60,9%</text:p>
          </table:table-cell>
          <table:table-cell office:value-type="float" office:value="6334932" table:style-name="ce35">
            <text:p>6.334.93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5010108058601919" table:style-name="ce36">
            <text:p>85,0%</text:p>
          </table:table-cell>
          <table:table-cell office:value-type="percentage" office:value="0.74841970693530835" table:style-name="ce36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674" table:style-name="ce38">
            <text:p>99.674</text:p>
          </table:table-cell>
          <table:table-cell office:value-type="percentage" office:value="1" table:style-name="ce39">
            <text:p>100,0%</text:p>
          </table:table-cell>
          <table:table-cell office:value-type="float" office:value="118174" table:style-name="ce38">
            <text:p>118.174</text:p>
          </table:table-cell>
          <table:table-cell office:value-type="percentage" office:value="0.99343449203480305" table:style-name="ce39">
            <text:p>99,3%</text:p>
          </table:table-cell>
          <table:table-cell office:value-type="float" office:value="151134" table:style-name="ce38">
            <text:p>151.134</text:p>
          </table:table-cell>
          <table:table-cell office:value-type="percentage" office:value="0.96653385944604675" table:style-name="ce39">
            <text:p>96,7%</text:p>
          </table:table-cell>
          <table:table-cell office:value-type="float" office:value="181851" table:style-name="ce38">
            <text:p>181.851</text:p>
          </table:table-cell>
          <table:table-cell office:value-type="percentage" office:value="0.91720718630526665" table:style-name="ce39">
            <text:p>91,7%</text:p>
          </table:table-cell>
          <table:table-cell office:value-type="float" office:value="180925" table:style-name="ce38">
            <text:p>180.925</text:p>
          </table:table-cell>
          <table:table-cell office:value-type="percentage" office:value="0.84173478550127245" table:style-name="ce39">
            <text:p>84,2%</text:p>
          </table:table-cell>
          <table:table-cell office:value-type="float" office:value="114364" table:style-name="ce38">
            <text:p>114.364</text:p>
          </table:table-cell>
          <table:table-cell office:value-type="percentage" office:value="0.69612748499567823" table:style-name="ce39">
            <text:p>69,6%</text:p>
          </table:table-cell>
          <table:table-cell office:value-type="float" office:value="90674" table:style-name="ce38">
            <text:p>90.674</text:p>
          </table:table-cell>
          <table:table-cell office:value-type="percentage" office:value="0.69534742831726748" table:style-name="ce39">
            <text:p>69,5%</text:p>
          </table:table-cell>
          <table:table-cell office:value-type="float" office:value="60997" table:style-name="ce38">
            <text:p>60.997</text:p>
          </table:table-cell>
          <table:table-cell office:value-type="percentage" office:value="0.59157784480501219" table:style-name="ce39">
            <text:p>59,2%</text:p>
          </table:table-cell>
          <table:table-cell office:value-type="float" office:value="997793" table:style-name="ce38">
            <text:p>997.79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4192420435157544" table:style-name="ce39">
            <text:p>84,2%</text:p>
          </table:table-cell>
          <table:table-cell office:value-type="percentage" office:value="0.75056398004800695" table:style-name="ce3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907" table:style-name="ce38">
            <text:p>87.907</text:p>
          </table:table-cell>
          <table:table-cell office:value-type="percentage" office:value="1" table:style-name="ce39">
            <text:p>100,0%</text:p>
          </table:table-cell>
          <table:table-cell office:value-type="float" office:value="113680" table:style-name="ce38">
            <text:p>113.680</text:p>
          </table:table-cell>
          <table:table-cell office:value-type="percentage" office:value="1" table:style-name="ce39">
            <text:p>100,0%</text:p>
          </table:table-cell>
          <table:table-cell office:value-type="float" office:value="145711" table:style-name="ce38">
            <text:p>145.711</text:p>
          </table:table-cell>
          <table:table-cell office:value-type="percentage" office:value="0.97366557079090155" table:style-name="ce39">
            <text:p>97,4%</text:p>
          </table:table-cell>
          <table:table-cell office:value-type="float" office:value="151174" table:style-name="ce38">
            <text:p>151.174</text:p>
          </table:table-cell>
          <table:table-cell office:value-type="percentage" office:value="0.92947216330043958" table:style-name="ce39">
            <text:p>92,9%</text:p>
          </table:table-cell>
          <table:table-cell office:value-type="float" office:value="147327" table:style-name="ce38">
            <text:p>147.327</text:p>
          </table:table-cell>
          <table:table-cell office:value-type="percentage" office:value="0.88223458468319027" table:style-name="ce39">
            <text:p>88,2%</text:p>
          </table:table-cell>
          <table:table-cell office:value-type="float" office:value="84773" table:style-name="ce38">
            <text:p>84.773</text:p>
          </table:table-cell>
          <table:table-cell office:value-type="percentage" office:value="0.74069252343797787" table:style-name="ce39">
            <text:p>74,1%</text:p>
          </table:table-cell>
          <table:table-cell office:value-type="float" office:value="58443" table:style-name="ce38">
            <text:p>58.443</text:p>
          </table:table-cell>
          <table:table-cell office:value-type="percentage" office:value="0.73874682408261805" table:style-name="ce39">
            <text:p>73,9%</text:p>
          </table:table-cell>
          <table:table-cell office:value-type="float" office:value="37278" table:style-name="ce38">
            <text:p>37.278</text:p>
          </table:table-cell>
          <table:table-cell office:value-type="percentage" office:value="0.58246874999999998" table:style-name="ce39">
            <text:p>58,2%</text:p>
          </table:table-cell>
          <table:table-cell office:value-type="float" office:value="826293" table:style-name="ce38">
            <text:p>826.293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8475116363484507" table:style-name="ce39">
            <text:p>88,5%</text:p>
          </table:table-cell>
          <table:table-cell office:value-type="percentage" office:value="0.81105808493262554" table:style-name="ce3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608" table:style-name="ce38">
            <text:p>50.608</text:p>
          </table:table-cell>
          <table:table-cell office:value-type="percentage" office:value="1" table:style-name="ce39">
            <text:p>100,0%</text:p>
          </table:table-cell>
          <table:table-cell office:value-type="float" office:value="78369" table:style-name="ce38">
            <text:p>78.369</text:p>
          </table:table-cell>
          <table:table-cell office:value-type="percentage" office:value="0.97333449252322524" table:style-name="ce39">
            <text:p>97,3%</text:p>
          </table:table-cell>
          <table:table-cell office:value-type="float" office:value="107273" table:style-name="ce38">
            <text:p>107.273</text:p>
          </table:table-cell>
          <table:table-cell office:value-type="percentage" office:value="0.91505659765761616" table:style-name="ce39">
            <text:p>91,5%</text:p>
          </table:table-cell>
          <table:table-cell office:value-type="float" office:value="145102" table:style-name="ce38">
            <text:p>145.102</text:p>
          </table:table-cell>
          <table:table-cell office:value-type="percentage" office:value="0.87517868236457841" table:style-name="ce39">
            <text:p>87,5%</text:p>
          </table:table-cell>
          <table:table-cell office:value-type="float" office:value="158286" table:style-name="ce38">
            <text:p>158.286</text:p>
          </table:table-cell>
          <table:table-cell office:value-type="percentage" office:value="0.7677376171352075" table:style-name="ce39">
            <text:p>76,8%</text:p>
          </table:table-cell>
          <table:table-cell office:value-type="float" office:value="112424" table:style-name="ce38">
            <text:p>112.424</text:p>
          </table:table-cell>
          <table:table-cell office:value-type="percentage" office:value="0.61708025270738309" table:style-name="ce39">
            <text:p>61,7%</text:p>
          </table:table-cell>
          <table:table-cell office:value-type="float" office:value="83572" table:style-name="ce38">
            <text:p>83.572</text:p>
          </table:table-cell>
          <table:table-cell office:value-type="percentage" office:value="0.60584883501761611" table:style-name="ce39">
            <text:p>60,6%</text:p>
          </table:table-cell>
          <table:table-cell office:value-type="float" office:value="61237" table:style-name="ce38">
            <text:p>61.237</text:p>
          </table:table-cell>
          <table:table-cell office:value-type="percentage" office:value="0.64135944700460834" table:style-name="ce39">
            <text:p>64,1%</text:p>
          </table:table-cell>
          <table:table-cell office:value-type="float" office:value="796871" table:style-name="ce38">
            <text:p>796.87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7002262126437504" table:style-name="ce39">
            <text:p>77,0%</text:p>
          </table:table-cell>
          <table:table-cell office:value-type="percentage" office:value="0.68018928882678653" table:style-name="ce39">
            <text:p>68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381" table:style-name="ce38">
            <text:p>91.381</text:p>
          </table:table-cell>
          <table:table-cell office:value-type="percentage" office:value="1" table:style-name="ce39">
            <text:p>100,0%</text:p>
          </table:table-cell>
          <table:table-cell office:value-type="float" office:value="149536" table:style-name="ce38">
            <text:p>149.536</text:p>
          </table:table-cell>
          <table:table-cell office:value-type="percentage" office:value="0.96767638855634142" table:style-name="ce39">
            <text:p>96,8%</text:p>
          </table:table-cell>
          <table:table-cell office:value-type="float" office:value="215981" table:style-name="ce38">
            <text:p>215.981</text:p>
          </table:table-cell>
          <table:table-cell office:value-type="percentage" office:value="0.91870842053323809" table:style-name="ce39">
            <text:p>91,9%</text:p>
          </table:table-cell>
          <table:table-cell office:value-type="float" office:value="314807" table:style-name="ce38">
            <text:p>314.807</text:p>
          </table:table-cell>
          <table:table-cell office:value-type="percentage" office:value="0.89813472862555344" table:style-name="ce39">
            <text:p>89,8%</text:p>
          </table:table-cell>
          <table:table-cell office:value-type="float" office:value="307503" table:style-name="ce38">
            <text:p>307.503</text:p>
          </table:table-cell>
          <table:table-cell office:value-type="percentage" office:value="0.79268877408977012" table:style-name="ce39">
            <text:p>79,3%</text:p>
          </table:table-cell>
          <table:table-cell office:value-type="float" office:value="211288" table:style-name="ce38">
            <text:p>211.288</text:p>
          </table:table-cell>
          <table:table-cell office:value-type="percentage" office:value="0.67952684492528959" table:style-name="ce39">
            <text:p>68,0%</text:p>
          </table:table-cell>
          <table:table-cell office:value-type="float" office:value="165290" table:style-name="ce38">
            <text:p>165.290</text:p>
          </table:table-cell>
          <table:table-cell office:value-type="percentage" office:value="0.65656926768037882" table:style-name="ce39">
            <text:p>65,7%</text:p>
          </table:table-cell>
          <table:table-cell office:value-type="float" office:value="117119" table:style-name="ce38">
            <text:p>117.119</text:p>
          </table:table-cell>
          <table:table-cell office:value-type="percentage" office:value="0.65139574075207041" table:style-name="ce39">
            <text:p>65,1%</text:p>
          </table:table-cell>
          <table:table-cell office:value-type="float" office:value="1572905" table:style-name="ce38">
            <text:p>1.572.905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0218576949714759" table:style-name="ce39">
            <text:p>80,2%</text:p>
          </table:table-cell>
          <table:table-cell office:value-type="percentage" office:value="0.72285831672757483" table:style-name="ce39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930" table:style-name="ce38">
            <text:p>41.930</text:p>
          </table:table-cell>
          <table:table-cell office:value-type="percentage" office:value="1" table:style-name="ce39">
            <text:p>100,0%</text:p>
          </table:table-cell>
          <table:table-cell office:value-type="float" office:value="55687" table:style-name="ce38">
            <text:p>55.687</text:p>
          </table:table-cell>
          <table:table-cell office:value-type="percentage" office:value="1" table:style-name="ce39">
            <text:p>100,0%</text:p>
          </table:table-cell>
          <table:table-cell office:value-type="float" office:value="75147" table:style-name="ce38">
            <text:p>75.147</text:p>
          </table:table-cell>
          <table:table-cell office:value-type="percentage" office:value="0.97158187342426794" table:style-name="ce39">
            <text:p>97,2%</text:p>
          </table:table-cell>
          <table:table-cell office:value-type="float" office:value="82102" table:style-name="ce38">
            <text:p>82.102</text:p>
          </table:table-cell>
          <table:table-cell office:value-type="percentage" office:value="0.91260948823974031" table:style-name="ce39">
            <text:p>91,3%</text:p>
          </table:table-cell>
          <table:table-cell office:value-type="float" office:value="84251" table:style-name="ce38">
            <text:p>84.251</text:p>
          </table:table-cell>
          <table:table-cell office:value-type="percentage" office:value="0.8617353148748581" table:style-name="ce39">
            <text:p>86,2%</text:p>
          </table:table-cell>
          <table:table-cell office:value-type="float" office:value="46651" table:style-name="ce38">
            <text:p>46.651</text:p>
          </table:table-cell>
          <table:table-cell office:value-type="percentage" office:value="0.66196983241808915" table:style-name="ce39">
            <text:p>66,2%</text:p>
          </table:table-cell>
          <table:table-cell office:value-type="float" office:value="31428" table:style-name="ce38">
            <text:p>31.428</text:p>
          </table:table-cell>
          <table:table-cell office:value-type="percentage" office:value="0.62227502227502229" table:style-name="ce39">
            <text:p>62,2%</text:p>
          </table:table-cell>
          <table:table-cell office:value-type="float" office:value="10824" table:style-name="ce38">
            <text:p>10.824</text:p>
          </table:table-cell>
          <table:table-cell office:value-type="percentage" office:value="0.24620703773627822" table:style-name="ce39">
            <text:p>24,6%</text:p>
          </table:table-cell>
          <table:table-cell office:value-type="float" office:value="428020" table:style-name="ce38">
            <text:p>428.020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1663413638297588" table:style-name="ce39">
            <text:p>81,7%</text:p>
          </table:table-cell>
          <table:table-cell office:value-type="percentage" office:value="0.7342877484324204" table:style-name="ce39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326" table:style-name="ce38">
            <text:p>226.326</text:p>
          </table:table-cell>
          <table:table-cell office:value-type="percentage" office:value="1" table:style-name="ce39">
            <text:p>100,0%</text:p>
          </table:table-cell>
          <table:table-cell office:value-type="float" office:value="248502" table:style-name="ce38">
            <text:p>248.502</text:p>
          </table:table-cell>
          <table:table-cell office:value-type="percentage" office:value="1" table:style-name="ce39">
            <text:p>100,0%</text:p>
          </table:table-cell>
          <table:table-cell office:value-type="float" office:value="311935" table:style-name="ce38">
            <text:p>311.935</text:p>
          </table:table-cell>
          <table:table-cell office:value-type="percentage" office:value="0.97915718433649845" table:style-name="ce39">
            <text:p>97,9%</text:p>
          </table:table-cell>
          <table:table-cell office:value-type="float" office:value="343122" table:style-name="ce38">
            <text:p>343.122</text:p>
          </table:table-cell>
          <table:table-cell office:value-type="percentage" office:value="0.90016921361579327" table:style-name="ce39">
            <text:p>90,0%</text:p>
          </table:table-cell>
          <table:table-cell office:value-type="float" office:value="307650" table:style-name="ce38">
            <text:p>307.650</text:p>
          </table:table-cell>
          <table:table-cell office:value-type="percentage" office:value="0.84680915484235009" table:style-name="ce39">
            <text:p>84,7%</text:p>
          </table:table-cell>
          <table:table-cell office:value-type="float" office:value="194338" table:style-name="ce38">
            <text:p>194.338</text:p>
          </table:table-cell>
          <table:table-cell office:value-type="percentage" office:value="0.72572941523547052" table:style-name="ce39">
            <text:p>72,6%</text:p>
          </table:table-cell>
          <table:table-cell office:value-type="float" office:value="145114" table:style-name="ce38">
            <text:p>145.114</text:p>
          </table:table-cell>
          <table:table-cell office:value-type="percentage" office:value="0.68772451968190473" table:style-name="ce39">
            <text:p>68,8%</text:p>
          </table:table-cell>
          <table:table-cell office:value-type="float" office:value="65309" table:style-name="ce38">
            <text:p>65.309</text:p>
          </table:table-cell>
          <table:table-cell office:value-type="percentage" office:value="0.39499340760363366" table:style-name="ce39">
            <text:p>39,5%</text:p>
          </table:table-cell>
          <table:table-cell office:value-type="float" office:value="1842296" table:style-name="ce38">
            <text:p>1.842.29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4654495594032497" table:style-name="ce39">
            <text:p>84,7%</text:p>
          </table:table-cell>
          <table:table-cell office:value-type="percentage" office:value="0.76925222491960055" table:style-name="ce39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616" table:style-name="ce38">
            <text:p>135.616</text:p>
          </table:table-cell>
          <table:table-cell office:value-type="percentage" office:value="1" table:style-name="ce39">
            <text:p>100,0%</text:p>
          </table:table-cell>
          <table:table-cell office:value-type="float" office:value="156562" table:style-name="ce38">
            <text:p>156.562</text:p>
          </table:table-cell>
          <table:table-cell office:value-type="percentage" office:value="0.98404158364812289" table:style-name="ce39">
            <text:p>98,4%</text:p>
          </table:table-cell>
          <table:table-cell office:value-type="float" office:value="213148" table:style-name="ce38">
            <text:p>213.148</text:p>
          </table:table-cell>
          <table:table-cell office:value-type="percentage" office:value="0.97575580011353025" table:style-name="ce39">
            <text:p>97,6%</text:p>
          </table:table-cell>
          <table:table-cell office:value-type="float" office:value="274719" table:style-name="ce38">
            <text:p>274.719</text:p>
          </table:table-cell>
          <table:table-cell office:value-type="percentage" office:value="0.89345904422430222" table:style-name="ce39">
            <text:p>89,3%</text:p>
          </table:table-cell>
          <table:table-cell office:value-type="float" office:value="271333" table:style-name="ce38">
            <text:p>271.333</text:p>
          </table:table-cell>
          <table:table-cell office:value-type="percentage" office:value="0.8207165650852225" table:style-name="ce39">
            <text:p>82,1%</text:p>
          </table:table-cell>
          <table:table-cell office:value-type="float" office:value="186013" table:style-name="ce38">
            <text:p>186.013</text:p>
          </table:table-cell>
          <table:table-cell office:value-type="percentage" office:value="0.69955735405282415" table:style-name="ce39">
            <text:p>70,0%</text:p>
          </table:table-cell>
          <table:table-cell office:value-type="float" office:value="147524" table:style-name="ce38">
            <text:p>147.524</text:p>
          </table:table-cell>
          <table:table-cell office:value-type="percentage" office:value="0.67643943527642381" table:style-name="ce39">
            <text:p>67,6%</text:p>
          </table:table-cell>
          <table:table-cell office:value-type="float" office:value="97410" table:style-name="ce38">
            <text:p>97.410</text:p>
          </table:table-cell>
          <table:table-cell office:value-type="percentage" office:value="0.55991768790380059" table:style-name="ce39">
            <text:p>56,0%</text:p>
          </table:table-cell>
          <table:table-cell office:value-type="float" office:value="1482325" table:style-name="ce38">
            <text:p>1.482.325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195146573609674" table:style-name="ce39">
            <text:p>82,0%</text:p>
          </table:table-cell>
          <table:table-cell office:value-type="percentage" office:value="0.72477497541830438" table:style-name="ce39">
            <text:p>72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1662" table:style-name="ce38">
            <text:p>451.662</text:p>
          </table:table-cell>
          <table:table-cell office:value-type="percentage" office:value="1" table:style-name="ce39">
            <text:p>100,0%</text:p>
          </table:table-cell>
          <table:table-cell office:value-type="float" office:value="612397" table:style-name="ce38">
            <text:p>612.397</text:p>
          </table:table-cell>
          <table:table-cell office:value-type="percentage" office:value="0.96396145394558719" table:style-name="ce39">
            <text:p>96,4%</text:p>
          </table:table-cell>
          <table:table-cell office:value-type="float" office:value="781201" table:style-name="ce38">
            <text:p>781.201</text:p>
          </table:table-cell>
          <table:table-cell office:value-type="percentage" office:value="0.93268376664310682" table:style-name="ce39">
            <text:p>93,3%</text:p>
          </table:table-cell>
          <table:table-cell office:value-type="float" office:value="999736" table:style-name="ce38">
            <text:p>999.736</text:p>
          </table:table-cell>
          <table:table-cell office:value-type="percentage" office:value="0.91569363791239988" table:style-name="ce39">
            <text:p>91,6%</text:p>
          </table:table-cell>
          <table:table-cell office:value-type="float" office:value="1076879" table:style-name="ce38">
            <text:p>1.076.879</text:p>
          </table:table-cell>
          <table:table-cell office:value-type="percentage" office:value="0.81782791787386411" table:style-name="ce39">
            <text:p>81,8%</text:p>
          </table:table-cell>
          <table:table-cell office:value-type="float" office:value="682202" table:style-name="ce38">
            <text:p>682.202</text:p>
          </table:table-cell>
          <table:table-cell office:value-type="percentage" office:value="0.65304235286009116" table:style-name="ce39">
            <text:p>65,3%</text:p>
          </table:table-cell>
          <table:table-cell office:value-type="float" office:value="525883" table:style-name="ce38">
            <text:p>525.883</text:p>
          </table:table-cell>
          <table:table-cell office:value-type="percentage" office:value="0.62684594158069462" table:style-name="ce39">
            <text:p>62,7%</text:p>
          </table:table-cell>
          <table:table-cell office:value-type="float" office:value="375327" table:style-name="ce38">
            <text:p>375.327</text:p>
          </table:table-cell>
          <table:table-cell office:value-type="percentage" office:value="0.57200007315222068" table:style-name="ce39">
            <text:p>57,2%</text:p>
          </table:table-cell>
          <table:table-cell office:value-type="float" office:value="5505287" table:style-name="ce38">
            <text:p>5.505.28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0154316314229301" table:style-name="ce39">
            <text:p>80,2%</text:p>
          </table:table-cell>
          <table:table-cell office:value-type="percentage" office:value="0.7075768728377777" table:style-name="ce39">
            <text:p>70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2414" table:style-name="ce38">
            <text:p>292.414</text:p>
          </table:table-cell>
          <table:table-cell office:value-type="percentage" office:value="1" table:style-name="ce39">
            <text:p>100,0%</text:p>
          </table:table-cell>
          <table:table-cell office:value-type="float" office:value="430424" table:style-name="ce38">
            <text:p>430.424</text:p>
          </table:table-cell>
          <table:table-cell office:value-type="percentage" office:value="0.983012912744198" table:style-name="ce39">
            <text:p>98,3%</text:p>
          </table:table-cell>
          <table:table-cell office:value-type="float" office:value="552652" table:style-name="ce38">
            <text:p>552.652</text:p>
          </table:table-cell>
          <table:table-cell office:value-type="percentage" office:value="0.951653786282046" table:style-name="ce39">
            <text:p>95,2%</text:p>
          </table:table-cell>
          <table:table-cell office:value-type="float" office:value="703829" table:style-name="ce38">
            <text:p>703.829</text:p>
          </table:table-cell>
          <table:table-cell office:value-type="percentage" office:value="0.93552730569135512" table:style-name="ce39">
            <text:p>93,6%</text:p>
          </table:table-cell>
          <table:table-cell office:value-type="float" office:value="729723" table:style-name="ce38">
            <text:p>729.723</text:p>
          </table:table-cell>
          <table:table-cell office:value-type="percentage" office:value="0.85689676228410927" table:style-name="ce39">
            <text:p>85,7%</text:p>
          </table:table-cell>
          <table:table-cell office:value-type="float" office:value="457001" table:style-name="ce38">
            <text:p>457.001</text:p>
          </table:table-cell>
          <table:table-cell office:value-type="percentage" office:value="0.70442336830779995" table:style-name="ce39">
            <text:p>70,4%</text:p>
          </table:table-cell>
          <table:table-cell office:value-type="float" office:value="358544" table:style-name="ce38">
            <text:p>358.544</text:p>
          </table:table-cell>
          <table:table-cell office:value-type="percentage" office:value="0.69468308126310241" table:style-name="ce39">
            <text:p>69,5%</text:p>
          </table:table-cell>
          <table:table-cell office:value-type="float" office:value="262199" table:style-name="ce38">
            <text:p>262.199</text:p>
          </table:table-cell>
          <table:table-cell office:value-type="percentage" office:value="0.61762038579043699" table:style-name="ce39">
            <text:p>61,8%</text:p>
          </table:table-cell>
          <table:table-cell office:value-type="float" office:value="3786786" table:style-name="ce38">
            <text:p>3.786.786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4367173678093088" table:style-name="ce39">
            <text:p>84,4%</text:p>
          </table:table-cell>
          <table:table-cell office:value-type="percentage" office:value="0.74876837744962632" table:style-name="ce39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145" table:style-name="ce38">
            <text:p>77.145</text:p>
          </table:table-cell>
          <table:table-cell office:value-type="percentage" office:value="1" table:style-name="ce39">
            <text:p>100,0%</text:p>
          </table:table-cell>
          <table:table-cell office:value-type="float" office:value="95131" table:style-name="ce38">
            <text:p>95.131</text:p>
          </table:table-cell>
          <table:table-cell office:value-type="percentage" office:value="1" table:style-name="ce39">
            <text:p>100,0%</text:p>
          </table:table-cell>
          <table:table-cell office:value-type="float" office:value="130041" table:style-name="ce38">
            <text:p>130.041</text:p>
          </table:table-cell>
          <table:table-cell office:value-type="percentage" office:value="1.0378620397934508" table:style-name="ce39">
            <text:p>103,8%</text:p>
          </table:table-cell>
          <table:table-cell office:value-type="float" office:value="159170" table:style-name="ce38">
            <text:p>159.170</text:p>
          </table:table-cell>
          <table:table-cell office:value-type="percentage" office:value="0.94063209152798788" table:style-name="ce39">
            <text:p>94,1%</text:p>
          </table:table-cell>
          <table:table-cell office:value-type="float" office:value="142710" table:style-name="ce38">
            <text:p>142.710</text:p>
          </table:table-cell>
          <table:table-cell office:value-type="percentage" office:value="0.89476720127402909" table:style-name="ce39">
            <text:p>89,5%</text:p>
          </table:table-cell>
          <table:table-cell office:value-type="float" office:value="106172" table:style-name="ce38">
            <text:p>106.172</text:p>
          </table:table-cell>
          <table:table-cell office:value-type="percentage" office:value="0.79542100255470893" table:style-name="ce39">
            <text:p>79,5%</text:p>
          </table:table-cell>
          <table:table-cell office:value-type="float" office:value="81170" table:style-name="ce38">
            <text:p>81.170</text:p>
          </table:table-cell>
          <table:table-cell office:value-type="percentage" office:value="0.71629015178256261" table:style-name="ce39">
            <text:p>71,6%</text:p>
          </table:table-cell>
          <table:table-cell office:value-type="float" office:value="45311" table:style-name="ce38">
            <text:p>45.311</text:p>
          </table:table-cell>
          <table:table-cell office:value-type="percentage" office:value="0.53464306784660764" table:style-name="ce39">
            <text:p>53,5%</text:p>
          </table:table-cell>
          <table:table-cell office:value-type="float" office:value="836850" table:style-name="ce38">
            <text:p>836.85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7771924101959542" table:style-name="ce39">
            <text:p>87,8%</text:p>
          </table:table-cell>
          <table:table-cell office:value-type="percentage" office:value="0.78652276766539442" table:style-name="ce3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036" table:style-name="ce38">
            <text:p>240.036</text:p>
          </table:table-cell>
          <table:table-cell office:value-type="percentage" office:value="1" table:style-name="ce39">
            <text:p>100,0%</text:p>
          </table:table-cell>
          <table:table-cell office:value-type="float" office:value="289348" table:style-name="ce38">
            <text:p>289.348</text:p>
          </table:table-cell>
          <table:table-cell office:value-type="percentage" office:value="0.99857124122555752" table:style-name="ce39">
            <text:p>99,9%</text:p>
          </table:table-cell>
          <table:table-cell office:value-type="float" office:value="340815" table:style-name="ce38">
            <text:p>340.815</text:p>
          </table:table-cell>
          <table:table-cell office:value-type="percentage" office:value="0.98238246086352465" table:style-name="ce39">
            <text:p>98,2%</text:p>
          </table:table-cell>
          <table:table-cell office:value-type="float" office:value="385400" table:style-name="ce38">
            <text:p>385.400</text:p>
          </table:table-cell>
          <table:table-cell office:value-type="percentage" office:value="0.94952068176274795" table:style-name="ce39">
            <text:p>95,0%</text:p>
          </table:table-cell>
          <table:table-cell office:value-type="float" office:value="397719" table:style-name="ce38">
            <text:p>397.719</text:p>
          </table:table-cell>
          <table:table-cell office:value-type="percentage" office:value="0.89733789689567955" table:style-name="ce39">
            <text:p>89,7%</text:p>
          </table:table-cell>
          <table:table-cell office:value-type="float" office:value="245119" table:style-name="ce38">
            <text:p>245.119</text:p>
          </table:table-cell>
          <table:table-cell office:value-type="percentage" office:value="0.75792497402661652" table:style-name="ce39">
            <text:p>75,8%</text:p>
          </table:table-cell>
          <table:table-cell office:value-type="float" office:value="174872" table:style-name="ce38">
            <text:p>174.872</text:p>
          </table:table-cell>
          <table:table-cell office:value-type="percentage" office:value="0.75708391599309033" table:style-name="ce39">
            <text:p>75,7%</text:p>
          </table:table-cell>
          <table:table-cell office:value-type="float" office:value="52884" table:style-name="ce38">
            <text:p>52.884</text:p>
          </table:table-cell>
          <table:table-cell office:value-type="percentage" office:value="0.29378857488875432" table:style-name="ce39">
            <text:p>29,4%</text:p>
          </table:table-cell>
          <table:table-cell office:value-type="float" office:value="2126193" table:style-name="ce38">
            <text:p>2.126.193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6624387807359304" table:style-name="ce39">
            <text:p>86,6%</text:p>
          </table:table-cell>
          <table:table-cell office:value-type="percentage" office:value="0.78694871862252802" table:style-name="ce3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23" table:style-name="ce38">
            <text:p>23.123</text:p>
          </table:table-cell>
          <table:table-cell office:value-type="percentage" office:value="1" table:style-name="ce39">
            <text:p>100,0%</text:p>
          </table:table-cell>
          <table:table-cell office:value-type="float" office:value="28505" table:style-name="ce38">
            <text:p>28.505</text:p>
          </table:table-cell>
          <table:table-cell office:value-type="percentage" office:value="1" table:style-name="ce39">
            <text:p>100,0%</text:p>
          </table:table-cell>
          <table:table-cell office:value-type="float" office:value="37076" table:style-name="ce38">
            <text:p>37.076</text:p>
          </table:table-cell>
          <table:table-cell office:value-type="percentage" office:value="0.98297894904289729" table:style-name="ce39">
            <text:p>98,3%</text:p>
          </table:table-cell>
          <table:table-cell office:value-type="float" office:value="44182" table:style-name="ce38">
            <text:p>44.182</text:p>
          </table:table-cell>
          <table:table-cell office:value-type="percentage" office:value="0.92694696206780802" table:style-name="ce39">
            <text:p>92,7%</text:p>
          </table:table-cell>
          <table:table-cell office:value-type="float" office:value="45541" table:style-name="ce38">
            <text:p>45.541</text:p>
          </table:table-cell>
          <table:table-cell office:value-type="percentage" office:value="0.86012427521861479" table:style-name="ce39">
            <text:p>86,0%</text:p>
          </table:table-cell>
          <table:table-cell office:value-type="float" office:value="27860" table:style-name="ce38">
            <text:p>27.860</text:p>
          </table:table-cell>
          <table:table-cell office:value-type="percentage" office:value="0.70856329001246221" table:style-name="ce39">
            <text:p>70,9%</text:p>
          </table:table-cell>
          <table:table-cell office:value-type="float" office:value="19544" table:style-name="ce38">
            <text:p>19.544</text:p>
          </table:table-cell>
          <table:table-cell office:value-type="percentage" office:value="0.64167049707794344" table:style-name="ce39">
            <text:p>64,2%</text:p>
          </table:table-cell>
          <table:table-cell office:value-type="float" office:value="13635" table:style-name="ce38">
            <text:p>13.635</text:p>
          </table:table-cell>
          <table:table-cell office:value-type="percentage" office:value="0.53403571988093368" table:style-name="ce39">
            <text:p>53,4%</text:p>
          </table:table-cell>
          <table:table-cell office:value-type="float" office:value="239466" table:style-name="ce38">
            <text:p>239.466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4327921963587704" table:style-name="ce39">
            <text:p>84,3%</text:p>
          </table:table-cell>
          <table:table-cell office:value-type="percentage" office:value="0.74853241808736093" table:style-name="ce39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858" table:style-name="ce38">
            <text:p>369.858</text:p>
          </table:table-cell>
          <table:table-cell office:value-type="percentage" office:value="1" table:style-name="ce39">
            <text:p>100,0%</text:p>
          </table:table-cell>
          <table:table-cell office:value-type="float" office:value="506946" table:style-name="ce38">
            <text:p>506.946</text:p>
          </table:table-cell>
          <table:table-cell office:value-type="percentage" office:value="0.96362727412698801" table:style-name="ce39">
            <text:p>96,4%</text:p>
          </table:table-cell>
          <table:table-cell office:value-type="float" office:value="672878" table:style-name="ce38">
            <text:p>672.878</text:p>
          </table:table-cell>
          <table:table-cell office:value-type="percentage" office:value="0.95671263416666308" table:style-name="ce39">
            <text:p>95,7%</text:p>
          </table:table-cell>
          <table:table-cell office:value-type="float" office:value="918321" table:style-name="ce38">
            <text:p>918.321</text:p>
          </table:table-cell>
          <table:table-cell office:value-type="percentage" office:value="0.9440142354461375" table:style-name="ce39">
            <text:p>94,4%</text:p>
          </table:table-cell>
          <table:table-cell office:value-type="float" office:value="977651" table:style-name="ce38">
            <text:p>977.651</text:p>
          </table:table-cell>
          <table:table-cell office:value-type="percentage" office:value="0.83848654897934849" table:style-name="ce39">
            <text:p>83,8%</text:p>
          </table:table-cell>
          <table:table-cell office:value-type="float" office:value="655104" table:style-name="ce38">
            <text:p>655.104</text:p>
          </table:table-cell>
          <table:table-cell office:value-type="percentage" office:value="0.68984457268017352" table:style-name="ce39">
            <text:p>69,0%</text:p>
          </table:table-cell>
          <table:table-cell office:value-type="float" office:value="481865" table:style-name="ce38">
            <text:p>481.865</text:p>
          </table:table-cell>
          <table:table-cell office:value-type="percentage" office:value="0.64899828277046367" table:style-name="ce39">
            <text:p>64,9%</text:p>
          </table:table-cell>
          <table:table-cell office:value-type="float" office:value="256009" table:style-name="ce38">
            <text:p>256.009</text:p>
          </table:table-cell>
          <table:table-cell office:value-type="percentage" office:value="0.46249245766355579" table:style-name="ce39">
            <text:p>46,2%</text:p>
          </table:table-cell>
          <table:table-cell office:value-type="float" office:value="4838632" table:style-name="ce38">
            <text:p>4.838.632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0941502059991599" table:style-name="ce39">
            <text:p>80,9%</text:p>
          </table:table-cell>
          <table:table-cell office:value-type="percentage" office:value="0.71367432618355942" table:style-name="ce39">
            <text:p>71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657" table:style-name="ce38">
            <text:p>72.657</text:p>
          </table:table-cell>
          <table:table-cell office:value-type="percentage" office:value="1" table:style-name="ce39">
            <text:p>100,0%</text:p>
          </table:table-cell>
          <table:table-cell office:value-type="float" office:value="100483" table:style-name="ce38">
            <text:p>100.483</text:p>
          </table:table-cell>
          <table:table-cell office:value-type="percentage" office:value="0.97652066589568409" table:style-name="ce39">
            <text:p>97,7%</text:p>
          </table:table-cell>
          <table:table-cell office:value-type="float" office:value="142426" table:style-name="ce38">
            <text:p>142.426</text:p>
          </table:table-cell>
          <table:table-cell office:value-type="percentage" office:value="0.96948451081962306" table:style-name="ce39">
            <text:p>96,9%</text:p>
          </table:table-cell>
          <table:table-cell office:value-type="float" office:value="201962" table:style-name="ce38">
            <text:p>201.962</text:p>
          </table:table-cell>
          <table:table-cell office:value-type="percentage" office:value="0.94704017706418575" table:style-name="ce39">
            <text:p>94,7%</text:p>
          </table:table-cell>
          <table:table-cell office:value-type="float" office:value="220364" table:style-name="ce38">
            <text:p>220.364</text:p>
          </table:table-cell>
          <table:table-cell office:value-type="percentage" office:value="0.86703887754419517" table:style-name="ce39">
            <text:p>86,7%</text:p>
          </table:table-cell>
          <table:table-cell office:value-type="float" office:value="150115" table:style-name="ce38">
            <text:p>150.115</text:p>
          </table:table-cell>
          <table:table-cell office:value-type="percentage" office:value="0.71824327880461047" table:style-name="ce39">
            <text:p>71,8%</text:p>
          </table:table-cell>
          <table:table-cell office:value-type="float" office:value="120616" table:style-name="ce38">
            <text:p>120.616</text:p>
          </table:table-cell>
          <table:table-cell office:value-type="percentage" office:value="0.7002461567042868" table:style-name="ce39">
            <text:p>70,0%</text:p>
          </table:table-cell>
          <table:table-cell office:value-type="float" office:value="93384" table:style-name="ce38">
            <text:p>93.384</text:p>
          </table:table-cell>
          <table:table-cell office:value-type="percentage" office:value="0.65812507928453634" table:style-name="ce39">
            <text:p>65,8%</text:p>
          </table:table-cell>
          <table:table-cell office:value-type="float" office:value="1102007" table:style-name="ce38">
            <text:p>1.102.007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4113875113823977" table:style-name="ce39">
            <text:p>84,1%</text:p>
          </table:table-cell>
          <table:table-cell office:value-type="percentage" office:value="0.72920183344791834" table:style-name="ce39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051" table:style-name="ce38">
            <text:p>42.051</text:p>
          </table:table-cell>
          <table:table-cell office:value-type="percentage" office:value="1" table:style-name="ce39">
            <text:p>100,0%</text:p>
          </table:table-cell>
          <table:table-cell office:value-type="float" office:value="55639" table:style-name="ce38">
            <text:p>55.639</text:p>
          </table:table-cell>
          <table:table-cell office:value-type="percentage" office:value="0.99725767135073129" table:style-name="ce39">
            <text:p>99,7%</text:p>
          </table:table-cell>
          <table:table-cell office:value-type="float" office:value="70973" table:style-name="ce38">
            <text:p>70.973</text:p>
          </table:table-cell>
          <table:table-cell office:value-type="percentage" office:value="0.96112074102161316" table:style-name="ce39">
            <text:p>96,1%</text:p>
          </table:table-cell>
          <table:table-cell office:value-type="float" office:value="90143" table:style-name="ce38">
            <text:p>90.143</text:p>
          </table:table-cell>
          <table:table-cell office:value-type="percentage" office:value="0.93225019132521147" table:style-name="ce39">
            <text:p>93,2%</text:p>
          </table:table-cell>
          <table:table-cell office:value-type="float" office:value="91902" table:style-name="ce38">
            <text:p>91.902</text:p>
          </table:table-cell>
          <table:table-cell office:value-type="percentage" office:value="0.85092868650580544" table:style-name="ce39">
            <text:p>85,1%</text:p>
          </table:table-cell>
          <table:table-cell office:value-type="float" office:value="59017" table:style-name="ce38">
            <text:p>59.017</text:p>
          </table:table-cell>
          <table:table-cell office:value-type="percentage" office:value="0.72555046040742066" table:style-name="ce39">
            <text:p>72,6%</text:p>
          </table:table-cell>
          <table:table-cell office:value-type="float" office:value="48435" table:style-name="ce38">
            <text:p>48.435</text:p>
          </table:table-cell>
          <table:table-cell office:value-type="percentage" office:value="0.71095160509049271" table:style-name="ce39">
            <text:p>71,1%</text:p>
          </table:table-cell>
          <table:table-cell office:value-type="float" office:value="35248" table:style-name="ce38">
            <text:p>35.248</text:p>
          </table:table-cell>
          <table:table-cell office:value-type="percentage" office:value="0.62509753848336524" table:style-name="ce39">
            <text:p>62,5%</text:p>
          </table:table-cell>
          <table:table-cell office:value-type="float" office:value="493408" table:style-name="ce38">
            <text:p>493.408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4872212111725387" table:style-name="ce39">
            <text:p>84,9%</text:p>
          </table:table-cell>
          <table:table-cell office:value-type="percentage" office:value="0.74623448079770471" table:style-name="ce39">
            <text:p>74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654" table:style-name="ce38">
            <text:p>161.654</text:p>
          </table:table-cell>
          <table:table-cell office:value-type="percentage" office:value="1.0234504590060145" table:style-name="ce39">
            <text:p>102,3%</text:p>
          </table:table-cell>
          <table:table-cell office:value-type="float" office:value="211857" table:style-name="ce38">
            <text:p>211.857</text:p>
          </table:table-cell>
          <table:table-cell office:value-type="percentage" office:value="0.99425570557675247" table:style-name="ce39">
            <text:p>99,4%</text:p>
          </table:table-cell>
          <table:table-cell office:value-type="float" office:value="272609" table:style-name="ce38">
            <text:p>272.609</text:p>
          </table:table-cell>
          <table:table-cell office:value-type="percentage" office:value="0.97318996569315186" table:style-name="ce39">
            <text:p>97,3%</text:p>
          </table:table-cell>
          <table:table-cell office:value-type="float" office:value="317843" table:style-name="ce38">
            <text:p>317.843</text:p>
          </table:table-cell>
          <table:table-cell office:value-type="percentage" office:value="0.93489559587854476" table:style-name="ce39">
            <text:p>93,5%</text:p>
          </table:table-cell>
          <table:table-cell office:value-type="float" office:value="310763" table:style-name="ce38">
            <text:p>310.763</text:p>
          </table:table-cell>
          <table:table-cell office:value-type="percentage" office:value="0.85814604026697372" table:style-name="ce39">
            <text:p>85,8%</text:p>
          </table:table-cell>
          <table:table-cell office:value-type="float" office:value="179603" table:style-name="ce38">
            <text:p>179.603</text:p>
          </table:table-cell>
          <table:table-cell office:value-type="percentage" office:value="0.6893411068422487" table:style-name="ce39">
            <text:p>68,9%</text:p>
          </table:table-cell>
          <table:table-cell office:value-type="float" office:value="125146" table:style-name="ce38">
            <text:p>125.146</text:p>
          </table:table-cell>
          <table:table-cell office:value-type="percentage" office:value="0.62096718171623644" table:style-name="ce39">
            <text:p>62,1%</text:p>
          </table:table-cell>
          <table:table-cell office:value-type="float" office:value="84748" table:style-name="ce38">
            <text:p>84.748</text:p>
          </table:table-cell>
          <table:table-cell office:value-type="percentage" office:value="0.50263928923051371" table:style-name="ce39">
            <text:p>50,3%</text:p>
          </table:table-cell>
          <table:table-cell office:value-type="float" office:value="1664223" table:style-name="ce38">
            <text:p>1.664.223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388461765282571" table:style-name="ce39">
            <text:p>83,9%</text:p>
          </table:table-cell>
          <table:table-cell office:value-type="percentage" office:value="0.7494798478183331" table:style-name="ce39">
            <text:p>74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7" table:style-name="ce38">
            <text:p>2.357</text:p>
          </table:table-cell>
          <table:table-cell office:value-type="percentage" office:value="0.90479846449136281" table:style-name="ce39">
            <text:p>90,5%</text:p>
          </table:table-cell>
          <table:table-cell office:value-type="float" office:value="3837" table:style-name="ce38">
            <text:p>3.837</text:p>
          </table:table-cell>
          <table:table-cell office:value-type="percentage" office:value="0.88860583603520149" table:style-name="ce39">
            <text:p>88,9%</text:p>
          </table:table-cell>
          <table:table-cell office:value-type="float" office:value="7369" table:style-name="ce38">
            <text:p>7.369</text:p>
          </table:table-cell>
          <table:table-cell office:value-type="percentage" office:value="0.93788977981417843" table:style-name="ce39">
            <text:p>93,8%</text:p>
          </table:table-cell>
          <table:table-cell office:value-type="float" office:value="10137" table:style-name="ce38">
            <text:p>10.137</text:p>
          </table:table-cell>
          <table:table-cell office:value-type="percentage" office:value="0.87720664589823472" table:style-name="ce39">
            <text:p>87,7%</text:p>
          </table:table-cell>
          <table:table-cell office:value-type="float" office:value="10380" table:style-name="ce38">
            <text:p>10.380</text:p>
          </table:table-cell>
          <table:table-cell office:value-type="percentage" office:value="0.8210726150925487" table:style-name="ce39">
            <text:p>82,1%</text:p>
          </table:table-cell>
          <table:table-cell office:value-type="float" office:value="8040" table:style-name="ce38">
            <text:p>8.040</text:p>
          </table:table-cell>
          <table:table-cell office:value-type="percentage" office:value="0.67597107785438038" table:style-name="ce39">
            <text:p>67,6%</text:p>
          </table:table-cell>
          <table:table-cell office:value-type="float" office:value="7291" table:style-name="ce38">
            <text:p>7.291</text:p>
          </table:table-cell>
          <table:table-cell office:value-type="percentage" office:value="0.6648126196772135" table:style-name="ce39">
            <text:p>66,5%</text:p>
          </table:table-cell>
          <table:table-cell office:value-type="float" office:value="5251" table:style-name="ce38">
            <text:p>5.251</text:p>
          </table:table-cell>
          <table:table-cell office:value-type="percentage" office:value="0.57538899846592151" table:style-name="ce39">
            <text:p>57,5%</text:p>
          </table:table-cell>
          <table:table-cell office:value-type="float" office:value="54662" table:style-name="ce38">
            <text:p>54.66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7026703304445854" table:style-name="ce39">
            <text:p>77,0%</text:p>
          </table:table-cell>
          <table:table-cell office:value-type="percentage" office:value="0.64917697916914086" table:style-name="ce39">
            <text:p>64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50" table:style-name="ce38">
            <text:p>1.950</text:p>
          </table:table-cell>
          <table:table-cell office:value-type="percentage" office:value="0.83014048531289908" table:style-name="ce39">
            <text:p>83,0%</text:p>
          </table:table-cell>
          <table:table-cell office:value-type="float" office:value="3215" table:style-name="ce38">
            <text:p>3.215</text:p>
          </table:table-cell>
          <table:table-cell office:value-type="percentage" office:value="0.85779082177161148" table:style-name="ce39">
            <text:p>85,8%</text:p>
          </table:table-cell>
          <table:table-cell office:value-type="float" office:value="6899" table:style-name="ce38">
            <text:p>6.899</text:p>
          </table:table-cell>
          <table:table-cell office:value-type="percentage" office:value="0.8814360546825093" table:style-name="ce39">
            <text:p>88,1%</text:p>
          </table:table-cell>
          <table:table-cell office:value-type="float" office:value="9300" table:style-name="ce38">
            <text:p>9.300</text:p>
          </table:table-cell>
          <table:table-cell office:value-type="percentage" office:value="0.82308168864501285" table:style-name="ce39">
            <text:p>82,3%</text:p>
          </table:table-cell>
          <table:table-cell office:value-type="float" office:value="9522" table:style-name="ce38">
            <text:p>9.522</text:p>
          </table:table-cell>
          <table:table-cell office:value-type="percentage" office:value="0.79336777203799369" table:style-name="ce39">
            <text:p>79,3%</text:p>
          </table:table-cell>
          <table:table-cell office:value-type="float" office:value="7760" table:style-name="ce38">
            <text:p>7.760</text:p>
          </table:table-cell>
          <table:table-cell office:value-type="percentage" office:value="0.6395780103849007" table:style-name="ce39">
            <text:p>64,0%</text:p>
          </table:table-cell>
          <table:table-cell office:value-type="float" office:value="7190" table:style-name="ce38">
            <text:p>7.190</text:p>
          </table:table-cell>
          <table:table-cell office:value-type="percentage" office:value="0.59941642350979574" table:style-name="ce39">
            <text:p>59,9%</text:p>
          </table:table-cell>
          <table:table-cell office:value-type="float" office:value="5738" table:style-name="ce38">
            <text:p>5.738</text:p>
          </table:table-cell>
          <table:table-cell office:value-type="percentage" office:value="0.59933152287445168" table:style-name="ce39">
            <text:p>59,9%</text:p>
          </table:table-cell>
          <table:table-cell office:value-type="float" office:value="51574" table:style-name="ce38">
            <text:p>51.574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2714199106123201" table:style-name="ce39">
            <text:p>72,7%</text:p>
          </table:table-cell>
          <table:table-cell office:value-type="percentage" office:value="0.59228719739078506" table:style-name="ce39">
            <text:p>59,2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411" table:style-name="ce38">
            <text:p>3.411</text:p>
          </table:table-cell>
          <table:table-cell office:value-type="string" table:style-name="ce39">
            <text:p>-</text:p>
          </table:table-cell>
          <table:table-cell office:value-type="float" office:value="9061" table:style-name="ce38">
            <text:p>9.061</text:p>
          </table:table-cell>
          <table:table-cell office:value-type="string" table:style-name="ce39">
            <text:p>-</text:p>
          </table:table-cell>
          <table:table-cell office:value-type="float" office:value="20828" table:style-name="ce38">
            <text:p>20.828</text:p>
          </table:table-cell>
          <table:table-cell office:value-type="string" table:style-name="ce39">
            <text:p>-</text:p>
          </table:table-cell>
          <table:table-cell office:value-type="float" office:value="29816" table:style-name="ce38">
            <text:p>29.816</text:p>
          </table:table-cell>
          <table:table-cell office:value-type="string" table:style-name="ce39">
            <text:p>-</text:p>
          </table:table-cell>
          <table:table-cell office:value-type="float" office:value="22286" table:style-name="ce38">
            <text:p>22.286</text:p>
          </table:table-cell>
          <table:table-cell office:value-type="string" table:style-name="ce39">
            <text:p>-</text:p>
          </table:table-cell>
          <table:table-cell office:value-type="float" office:value="873" table:style-name="ce38">
            <text:p>873</text:p>
          </table:table-cell>
          <table:table-cell office:value-type="string" table:style-name="ce39">
            <text:p>-</text:p>
          </table:table-cell>
          <table:table-cell office:value-type="float" office:value="86317" table:style-name="ce38">
            <text:p>86.31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8" table:style-name="ce41">
            <text:p>18</text:p>
          </table:table-cell>
          <table:table-cell office:value-type="string" table:style-name="ce42">
            <text:p>-</text:p>
          </table:table-cell>
          <table:table-cell office:value-type="float" office:value="20" table:style-name="ce41">
            <text:p>20</text:p>
          </table:table-cell>
          <table:table-cell office:value-type="string" table:style-name="ce42">
            <text:p>-</text:p>
          </table:table-cell>
          <table:table-cell office:value-type="float" office:value="158" table:style-name="ce41">
            <text:p>158</text:p>
          </table:table-cell>
          <table:table-cell office:value-type="string" table:style-name="ce42">
            <text:p>-</text:p>
          </table:table-cell>
          <table:table-cell office:value-type="float" office:value="477" table:style-name="ce41">
            <text:p>477</text:p>
          </table:table-cell>
          <table:table-cell office:value-type="string" table:style-name="ce42">
            <text:p>-</text:p>
          </table:table-cell>
          <table:table-cell office:value-type="float" office:value="882" table:style-name="ce41">
            <text:p>882</text:p>
          </table:table-cell>
          <table:table-cell office:value-type="string" table:style-name="ce42">
            <text:p>-</text:p>
          </table:table-cell>
          <table:table-cell office:value-type="float" office:value="964" table:style-name="ce41">
            <text:p>964</text:p>
          </table:table-cell>
          <table:table-cell office:value-type="string" table:style-name="ce42">
            <text:p>-</text:p>
          </table:table-cell>
          <table:table-cell office:value-type="float" office:value="865" table:style-name="ce41">
            <text:p>865</text:p>
          </table:table-cell>
          <table:table-cell office:value-type="string" table:style-name="ce42">
            <text:p>-</text:p>
          </table:table-cell>
          <table:table-cell office:value-type="float" office:value="87" table:style-name="ce41">
            <text:p>87</text:p>
          </table:table-cell>
          <table:table-cell office:value-type="string" table:style-name="ce42">
            <text:p>-</text:p>
          </table:table-cell>
          <table:table-cell office:value-type="float" office:value="3471" table:style-name="ce41">
            <text:p>3.471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95120" table:style-name="ce45">
            <text:p>2.895.120</text:p>
          </table:table-cell>
          <table:table-cell office:value-type="percentage" office:value="1" table:style-name="ce46">
            <text:p>100,0%</text:p>
          </table:table-cell>
          <table:table-cell office:value-type="float" office:value="3905436" table:style-name="ce45">
            <text:p>3.905.436</text:p>
          </table:table-cell>
          <table:table-cell office:value-type="percentage" office:value="0.98621000518933499" table:style-name="ce46">
            <text:p>98,6%</text:p>
          </table:table-cell>
          <table:table-cell office:value-type="float" office:value="5145468" table:style-name="ce45">
            <text:p>5.145.468</text:p>
          </table:table-cell>
          <table:table-cell office:value-type="percentage" office:value="0.96411495177240492" table:style-name="ce46">
            <text:p>96,4%</text:p>
          </table:table-cell>
          <table:table-cell office:value-type="float" office:value="6530191" table:style-name="ce45">
            <text:p>6.530.191</text:p>
          </table:table-cell>
          <table:table-cell office:value-type="percentage" office:value="0.92846678361498847" table:style-name="ce46">
            <text:p>92,8%</text:p>
          </table:table-cell>
          <table:table-cell office:value-type="float" office:value="6694167" table:style-name="ce45">
            <text:p>6.694.167</text:p>
          </table:table-cell>
          <table:table-cell office:value-type="percentage" office:value="0.84825013808747052" table:style-name="ce46">
            <text:p>84,8%</text:p>
          </table:table-cell>
          <table:table-cell office:value-type="float" office:value="4408712" table:style-name="ce45">
            <text:p>4.408.712</text:p>
          </table:table-cell>
          <table:table-cell office:value-type="percentage" office:value="0.70761265362770276" table:style-name="ce46">
            <text:p>70,8%</text:p>
          </table:table-cell>
          <table:table-cell office:value-type="float" office:value="3351953" table:style-name="ce45">
            <text:p>3.351.953</text:p>
          </table:table-cell>
          <table:table-cell office:value-type="percentage" office:value="0.67789626747346621" table:style-name="ce46">
            <text:p>67,8%</text:p>
          </table:table-cell>
          <table:table-cell office:value-type="float" office:value="2139264" table:style-name="ce45">
            <text:p>2.139.264</text:p>
          </table:table-cell>
          <table:table-cell office:value-type="percentage" office:value="0.55012515795824091" table:style-name="ce46">
            <text:p>55,0%</text:p>
          </table:table-cell>
          <table:table-cell office:value-type="float" office:value="35070311" table:style-name="ce45">
            <text:p>35.070.311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3263188616610417" table:style-name="ce46">
            <text:p>83,3%</text:p>
          </table:table-cell>
          <table:table-cell office:value-type="percentage" office:value="0.73908795416388706" table:style-name="ce46">
            <text:p>73,9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9-10T14:57:56Z</meta:creation-date>
    <dc:date>2021-09-10T14:58:10Z</dc:date>
  </office:meta>
</office:document-meta>
</file>